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0000003C00000021C711DDF77ECB02AFD.png" manifest:media-type="image/png"/>
  <manifest:file-entry manifest:full-path="Pictures/1000020100000520000000CA09EE8A9230B2CDFA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Mangal2" svg:font-family="Mangal"/>
    <style:font-face style:name="Lucida Console1" svg:font-family="'Lucida Console'" style:font-family-generic="modern" style:font-pitch="fixed"/>
    <style:font-face style:name="Consolas" svg:font-family="Consolas" style:font-family-generic="swiss" style:font-pitch="fixed"/>
    <style:font-face style:name="Calibri" svg:font-family="Calibri" style:font-pitch="variable"/>
    <style:font-face style:name="Liberation Sans1" svg:font-family="'Liberation Sans'" style:font-pitch="variable"/>
    <style:font-face style:name="Mangal1" svg:font-family="Mangal" style:font-pitch="variable"/>
    <style:font-face style:name="Liberation Sans3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RW Gothic L" svg:font-family="'URW Gothic L'" style:font-family-generic="roman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RW Gothic L1" svg:font-family="'URW Gothic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71cm" svg:stroke-color="#ffffff" svg:stroke-opacity="100%" draw:fill="solid" draw:fill-color="#e0873f" draw:opacity="100%" draw:textarea-horizontal-align="center" draw:textarea-vertical-align="middle" draw:auto-grow-height="false" draw:auto-grow-width="false" fo:min-height="0.244cm" fo:min-width="0.265cm" fo:padding-top="0.874cm" fo:padding-bottom="0.874cm" fo:padding-left="0.79cm" fo:padding-right="0.79cm" fo:wrap-option="wrap"/>
    </style:style>
    <style:style style:name="gr3" style:family="graphic" style:parent-style-name="standard">
      <style:graphic-properties draw:stroke="none" draw:fill="none" draw:textarea-horizontal-align="left" draw:textarea-vertical-align="middle" draw:auto-grow-height="false" draw:auto-grow-width="false" fo:min-height="0.434cm" fo:min-width="1.605cm" fo:padding-top="0.381cm" fo:padding-bottom="0.381cm" fo:padding-left="0.381cm" fo:padding-right="0.381cm" fo:wrap-option="wrap"/>
    </style:style>
    <style:style style:name="gr4" style:family="graphic" style:parent-style-name="standard">
      <style:graphic-properties draw:stroke="solid" svg:stroke-width="0.071cm" svg:stroke-color="#ffffff" svg:stroke-opacity="100%" draw:fill="solid" draw:fill-color="#e79150" draw:opacity="100%" draw:textarea-horizontal-align="center" draw:textarea-vertical-align="middle" draw:auto-grow-height="false" draw:auto-grow-width="false" fo:min-height="0.688cm" fo:min-width="0.712cm" fo:padding-top="0.652cm" fo:padding-bottom="0.652cm" fo:padding-left="0.567cm" fo:padding-right="0.567cm" fo:wrap-option="wrap"/>
    </style:style>
    <style:style style:name="gr5" style:family="graphic" style:parent-style-name="standard">
      <style:graphic-properties draw:stroke="solid" svg:stroke-width="0.071cm" svg:stroke-color="#ffffff" svg:stroke-opacity="100%" draw:fill="solid" draw:fill-color="#ed9b62" draw:opacity="100%" draw:textarea-horizontal-align="center" draw:textarea-vertical-align="middle" draw:auto-grow-height="false" draw:auto-grow-width="false" fo:min-height="0.242cm" fo:min-width="0.266cm" fo:padding-top="0.874cm" fo:padding-bottom="0.874cm" fo:padding-left="0.79cm" fo:padding-right="0.79cm" fo:wrap-option="wrap"/>
    </style:style>
    <style:style style:name="gr6" style:family="graphic" style:parent-style-name="standard">
      <style:graphic-properties draw:stroke="none" draw:fill="none" draw:textarea-horizontal-align="right" draw:textarea-vertical-align="middle" draw:auto-grow-height="false" draw:auto-grow-width="false" fo:min-height="0.433cm" fo:min-width="1.528cm" fo:padding-top="0.381cm" fo:padding-bottom="0.381cm" fo:padding-left="0.381cm" fo:padding-right="0.381cm" fo:wrap-option="wrap"/>
    </style:style>
    <style:style style:name="gr7" style:family="graphic" style:parent-style-name="standard">
      <style:graphic-properties draw:stroke="solid" svg:stroke-width="0.071cm" svg:stroke-color="#ffffff" svg:stroke-opacity="100%" draw:fill="solid" draw:fill-color="#f2a675" draw:opacity="100%" draw:textarea-horizontal-align="center" draw:textarea-vertical-align="middle" draw:auto-grow-height="false" draw:auto-grow-width="false" fo:min-height="0.686cm" fo:min-width="0.712cm" fo:padding-top="0.652cm" fo:padding-bottom="0.652cm" fo:padding-left="0.567cm" fo:padding-right="0.567cm" fo:wrap-option="wrap"/>
    </style:style>
    <style:style style:name="gr8" style:family="graphic" style:parent-style-name="standard">
      <style:graphic-properties draw:stroke="solid" svg:stroke-width="0.071cm" svg:stroke-color="#ffffff" svg:stroke-opacity="100%" draw:fill="solid" draw:fill-color="#f6b189" draw:opacity="100%" draw:textarea-horizontal-align="center" draw:textarea-vertical-align="middle" draw:auto-grow-height="false" draw:auto-grow-width="false" fo:min-height="0.244cm" fo:min-width="0.265cm" fo:padding-top="0.874cm" fo:padding-bottom="0.874cm" fo:padding-left="0.79cm" fo:padding-right="0.79cm" fo:wrap-option="wrap"/>
    </style:style>
    <style:style style:name="gr9" style:family="graphic" style:parent-style-name="standard">
      <style:graphic-properties draw:stroke="solid" svg:stroke-width="0.071cm" svg:stroke-color="#ffffff" svg:stroke-opacity="100%" draw:fill="solid" draw:fill-color="#f9be9e" draw:opacity="100%" draw:textarea-horizontal-align="center" draw:textarea-vertical-align="middle" draw:auto-grow-height="false" draw:auto-grow-width="false" fo:min-height="0.688cm" fo:min-width="0.712cm" fo:padding-top="0.652cm" fo:padding-bottom="0.652cm" fo:padding-left="0.567cm" fo:padding-right="0.567cm" fo:wrap-option="wrap"/>
    </style:style>
    <style:style style:name="gr10" style:family="graphic" style:parent-style-name="standard">
      <style:graphic-properties draw:stroke="solid" svg:stroke-width="0.071cm" svg:stroke-color="#ffffff" svg:stroke-opacity="100%" draw:fill="solid" draw:fill-color="#9bbb59" draw:opacity="100%" draw:textarea-horizontal-align="center" draw:textarea-vertical-align="middle" draw:auto-grow-height="false" draw:auto-grow-width="false" fo:min-height="0.33cm" fo:min-width="0.259cm" fo:padding-top="0.874cm" fo:padding-bottom="0.874cm" fo:padding-left="0.79cm" fo:padding-right="0.79cm" fo:wrap-option="wrap"/>
    </style:style>
    <style:style style:name="gr11" style:family="graphic" style:parent-style-name="standard">
      <style:graphic-properties draw:stroke="none" draw:fill="none" draw:textarea-horizontal-align="left" draw:textarea-vertical-align="middle" draw:auto-grow-height="false" draw:auto-grow-width="false" fo:min-height="0.485cm" fo:min-width="1.595cm" fo:padding-top="0.381cm" fo:padding-bottom="0.381cm" fo:padding-left="0.381cm" fo:padding-right="0.381cm" fo:wrap-option="wrap"/>
    </style:style>
    <style:style style:name="gr12" style:family="graphic" style:parent-style-name="standard">
      <style:graphic-properties draw:stroke="solid" svg:stroke-width="0.071cm" svg:stroke-color="#ffffff" svg:stroke-opacity="100%" draw:fill="solid" draw:fill-color="#9bbb59" draw:opacity="100%" draw:textarea-horizontal-align="center" draw:textarea-vertical-align="middle" draw:auto-grow-height="false" draw:auto-grow-width="false" fo:min-height="0.774cm" fo:min-width="0.704cm" fo:padding-top="0.652cm" fo:padding-bottom="0.652cm" fo:padding-left="0.567cm" fo:padding-right="0.567cm" fo:wrap-option="wrap"/>
    </style:style>
    <style:style style:name="gr13" style:family="graphic" style:parent-style-name="standard">
      <style:graphic-properties draw:stroke="solid" svg:stroke-width="0.071cm" svg:stroke-color="#ffffff" svg:stroke-opacity="100%" draw:fill="solid" draw:fill-color="#9bbb59" draw:opacity="100%" draw:textarea-horizontal-align="center" draw:textarea-vertical-align="middle" draw:auto-grow-height="false" draw:auto-grow-width="false" fo:min-height="0.329cm" fo:min-width="0.258cm" fo:padding-top="0.874cm" fo:padding-bottom="0.874cm" fo:padding-left="0.79cm" fo:padding-right="0.79cm" fo:wrap-option="wrap"/>
    </style:style>
    <style:style style:name="gr14" style:family="graphic" style:parent-style-name="standard">
      <style:graphic-properties draw:stroke="none" draw:fill="none" draw:textarea-horizontal-align="right" draw:textarea-vertical-align="middle" draw:auto-grow-height="false" draw:auto-grow-width="false" fo:min-height="0.485cm" fo:min-width="1.519cm" fo:padding-top="0.381cm" fo:padding-bottom="0.381cm" fo:padding-left="0.381cm" fo:padding-right="0.381cm" fo:wrap-option="wrap"/>
    </style:style>
    <style:style style:name="gr15" style:family="graphic" style:parent-style-name="standard">
      <style:graphic-properties draw:stroke="solid" svg:stroke-width="0.071cm" svg:stroke-color="#ffffff" svg:stroke-opacity="100%" draw:fill="solid" draw:fill-color="#9bbb59" draw:opacity="100%" draw:textarea-horizontal-align="center" draw:textarea-vertical-align="middle" draw:auto-grow-height="false" draw:auto-grow-width="false" fo:min-height="0.773cm" fo:min-width="0.704cm" fo:padding-top="0.652cm" fo:padding-bottom="0.652cm" fo:padding-left="0.567cm" fo:padding-right="0.567cm" fo:wrap-option="wrap"/>
    </style:style>
    <style:style style:name="gr16" style:family="graphic" style:parent-style-name="standard">
      <style:graphic-properties draw:stroke="solid" svg:stroke-width="0.071cm" svg:stroke-color="#ffffff" svg:stroke-opacity="100%" draw:fill="solid" draw:fill-color="#00cc33" draw:opacity="100%" draw:textarea-horizontal-align="center" draw:textarea-vertical-align="middle" draw:auto-grow-height="false" draw:auto-grow-width="false" fo:min-height="0.242cm" fo:min-width="0.266cm" fo:padding-top="0.874cm" fo:padding-bottom="0.874cm" fo:padding-left="0.79cm" fo:padding-right="0.79cm" fo:wrap-option="wrap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8" style:family="graphic" style:parent-style-name="standard">
      <style:graphic-properties draw:stroke="solid" svg:stroke-width="0.071cm" svg:stroke-color="#ffffff" draw:fill="solid" draw:fill-color="#c0504d" draw:textarea-vertical-align="middle" draw:auto-grow-height="false" fo:min-height="1.447cm" fo:min-width="1.442cm" fo:padding-top="0.187cm" fo:padding-bottom="0.187cm" fo:padding-left="0.187cm" fo:padding-right="0.187cm" fo:wrap-option="no-wrap"/>
    </style:style>
    <style:style style:name="gr19" style:family="graphic" style:parent-style-name="standard">
      <style:graphic-properties draw:stroke="solid" svg:stroke-width="0.071cm" svg:stroke-color="#ffffff" draw:fill="solid" draw:fill-color="#9bbb59" draw:textarea-vertical-align="middle" draw:auto-grow-height="false" fo:min-height="1.741cm" fo:min-width="5.751cm" fo:padding-top="0.229cm" fo:padding-bottom="0.229cm" fo:padding-left="0.229cm" fo:padding-right="0.229cm" fo:wrap-option="wrap"/>
    </style:style>
    <style:style style:name="gr20" style:family="graphic" style:parent-style-name="standard">
      <style:graphic-properties draw:stroke="solid" svg:stroke-width="0.071cm" svg:stroke-color="#ffffff" draw:fill="solid" draw:fill-color="#8064a2" draw:textarea-vertical-align="middle" draw:auto-grow-height="false" fo:min-height="1.867cm" fo:min-width="10.143cm" fo:padding-top="0.229cm" fo:padding-bottom="0.229cm" fo:padding-left="0.229cm" fo:padding-right="0.229cm" fo:wrap-option="wrap"/>
    </style:style>
    <style:style style:name="gr21" style:family="graphic" style:parent-style-name="standard">
      <style:graphic-properties draw:stroke="solid" svg:stroke-width="0.071cm" svg:stroke-color="#000000" svg:stroke-opacity="100%" draw:fill="solid" draw:fill-color="#cbcbcb" draw:opacity="90%" draw:textarea-horizontal-align="center" draw:textarea-vertical-align="middle" draw:auto-grow-height="false" draw:auto-grow-width="false" fo:min-height="0.722cm" fo:min-width="4.603cm" fo:padding-top="0.554cm" fo:padding-bottom="0.554cm" fo:padding-left="0.554cm" fo:padding-right="0.554cm" fo:wrap-option="wrap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gr23" style:family="graphic" style:parent-style-name="standard">
      <style:graphic-properties draw:stroke="solid" svg:stroke-width="0.071cm" svg:stroke-color="#c0504d" svg:stroke-opacity="100%" draw:fill="solid" draw:fill-color="#ffffff" draw:opacity="90%" draw:textarea-horizontal-align="center" draw:textarea-vertical-align="middle" draw:auto-grow-height="false" draw:auto-grow-width="false" fo:min-height="0cm" fo:min-width="2.616cm" fo:padding-top="0.519cm" fo:padding-bottom="7.631cm" fo:padding-left="0.519cm" fo:padding-right="6.445cm" fo:wrap-option="wrap"/>
    </style:style>
    <style:style style:name="gr24" style:family="graphic" style:parent-style-name="standard">
      <style:graphic-properties draw:stroke="none" svg:stroke-width="0.071cm" svg:stroke-color="#ffffff" svg:stroke-opacity="100%" draw:fill="solid" draw:fill-color="#c0504d" draw:opacity="100%" fo:min-height="0cm" fo:min-width="0cm" fo:padding-top="0.16cm" fo:padding-bottom="0.16cm" fo:padding-left="0.285cm" fo:padding-right="0.285cm"/>
    </style:style>
    <style:style style:name="gr25" style:family="graphic" style:parent-style-name="standard">
      <style:graphic-properties draw:stroke="solid" svg:stroke-width="0.071cm" svg:stroke-color="#c0504d" svg:stroke-opacity="100%" draw:fill="solid" draw:fill-color="#ffffff" draw:opacity="90%" draw:textarea-horizontal-align="center" draw:textarea-vertical-align="middle" draw:auto-grow-height="false" draw:auto-grow-width="false" fo:min-height="0.221cm" fo:min-width="2.616cm" fo:padding-top="0.519cm" fo:padding-bottom="4.075cm" fo:padding-left="0.519cm" fo:padding-right="6.445cm" fo:wrap-option="wrap"/>
    </style:style>
    <style:style style:name="gr26" style:family="graphic" style:parent-style-name="standard">
      <style:graphic-properties draw:stroke="solid" svg:stroke-width="0.071cm" svg:stroke-color="#ffffff" svg:stroke-opacity="100%" draw:fill="solid" draw:fill-color="#c0504d" draw:opacity="100%" fo:min-height="0cm" fo:min-width="0cm" fo:padding-top="0.16cm" fo:padding-bottom="0.16cm" fo:padding-left="0.285cm" fo:padding-right="0.285cm"/>
    </style:style>
    <style:style style:name="gr27" style:family="graphic" style:parent-style-name="standard">
      <style:graphic-properties draw:stroke="solid" svg:stroke-width="0.071cm" svg:stroke-color="#c0504d" svg:stroke-opacity="100%" draw:fill="solid" draw:fill-color="#ffffff" draw:opacity="90%" draw:textarea-horizontal-align="center" draw:textarea-vertical-align="middle" draw:auto-grow-height="false" draw:auto-grow-width="false" fo:min-height="1.184cm" fo:min-width="2.616cm" fo:padding-top="0.519cm" fo:padding-bottom="0.519cm" fo:padding-left="0.519cm" fo:padding-right="6.445cm" fo:wrap-option="wrap"/>
    </style:style>
    <style:style style:name="gr28" style:family="graphic" style:parent-style-name="standard" style:list-style-name="L6">
      <style:graphic-properties draw:stroke="none" draw:fill="none" draw:textarea-horizontal-align="left" draw:textarea-vertical-align="middle" draw:auto-grow-height="false" draw:auto-grow-width="false" fo:min-height="1.63cm" fo:min-width="8.514cm" fo:padding-top="0.296cm" fo:padding-bottom="0.296cm" fo:padding-left="0.296cm" fo:padding-right="0.296cm" fo:wrap-option="wrap"/>
    </style:style>
    <style:style style:name="gr29" style:family="graphic" style:parent-style-name="standard" style:list-style-name="L7">
      <style:graphic-properties draw:stroke="none" draw:fill="none" draw:textarea-horizontal-align="left" draw:textarea-vertical-align="middle" draw:auto-grow-height="false" draw:auto-grow-width="false" fo:min-height="1.631cm" fo:min-width="8.514cm" fo:padding-top="0.296cm" fo:padding-bottom="0.296cm" fo:padding-left="0.296cm" fo:padding-right="0.296cm" fo:wrap-option="wrap"/>
    </style:style>
    <style:style style:name="gr30" style:family="graphic" style:parent-style-name="standard" style:list-style-name="L6">
      <style:graphic-properties draw:stroke="none" draw:fill="none" draw:textarea-horizontal-align="left" draw:textarea-vertical-align="middle" draw:auto-grow-height="false" draw:auto-grow-width="false" fo:min-height="1.631cm" fo:min-width="7.57cm" fo:padding-top="0.296cm" fo:padding-bottom="0.296cm" fo:padding-left="0.296cm" fo:padding-right="0.296cm" fo:wrap-option="wrap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002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Clean-title">
      <style:graphic-properties draw:auto-grow-height="true" fo:min-height="3.6cm"/>
    </style:style>
    <style:style style:name="pr2" style:family="presentation" style:parent-style-name="Clean-notes">
      <style:graphic-properties draw:fill-color="#ffffff" draw:auto-grow-height="true" fo:min-height="13.364cm"/>
    </style:style>
    <style:style style:name="pr3" style:family="presentation" style:parent-style-name="Clean-title">
      <style:graphic-properties draw:auto-grow-height="true" fo:min-height="3.239cm"/>
    </style:style>
    <style:style style:name="pr4" style:family="presentation" style:parent-style-name="Clean-notes">
      <style:graphic-properties draw:fill-color="#ffffff" fo:min-height="13.364cm"/>
    </style:style>
    <style:style style:name="pr5" style:family="presentation" style:parent-style-name="Clean-title">
      <style:graphic-properties fo:min-height="3.239cm"/>
    </style:style>
    <style:style style:name="pr6" style:family="presentation" style:parent-style-name="Clean-outline1">
      <style:graphic-properties fo:min-height="4.996cm"/>
    </style:style>
    <style:style style:name="pr7" style:family="presentation" style:parent-style-name="Clean-outline1" style:list-style-name="L4">
      <style:graphic-properties draw:textarea-vertical-align="middle" fo:min-height="10.75cm"/>
    </style:style>
    <style:style style:name="pr8" style:family="presentation" style:parent-style-name="Clean-outline1" style:list-style-name="L4">
      <style:graphic-properties draw:textarea-vertical-align="middle" fo:min-height="10.75cm"/>
    </style:style>
    <style:style style:name="pr9" style:family="presentation" style:parent-style-name="Clean-outline1">
      <style:graphic-properties draw:textarea-vertical-align="middle" fo:min-height="10.75cm"/>
    </style:style>
    <style:style style:name="pr10" style:family="presentation" style:parent-style-name="Clean-outline1">
      <style:graphic-properties fo:min-height="10.75cm"/>
    </style:style>
    <style:style style:name="pr11" style:family="presentation" style:parent-style-name="Clean-outline1">
      <style:graphic-properties draw:textarea-vertical-align="middle" fo:min-height="4.996cm"/>
    </style:style>
    <style:style style:name="co1" style:family="table-column">
      <style:table-column-properties style:column-width="8.56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text-properties style:font-name="Liberation Sans2" fo:font-size="18pt" fo:font-weight="bold" style:font-size-asian="18pt" style:font-weight-asian="bold" style:font-size-complex="18pt" style:font-weight-complex="bold"/>
    </style:style>
    <style:style style:name="ce2" style:family="table-cell">
      <style:text-properties style:font-name="Liberation Sans2" fo:font-size="18pt" style:font-size-asian="18pt" style:font-size-complex="18pt"/>
    </style:style>
    <style:style style:name="ce3" style:family="table-cell">
      <style:text-properties fo:font-size="14pt" style:font-size-asian="18pt" style:font-size-complex="18pt"/>
    </style:style>
    <style:style style:name="ce4" style:family="table-cell">
      <style:text-properties fo:font-size="12pt" style:font-size-asian="14pt" style:font-size-complex="14pt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="solid" draw:fill-color="#e0873f" draw:opacity="100%"/>
      <style:paragraph-properties style:writing-mode="lr-tb" style:font-independent-line-spacing="true"/>
    </style:style>
    <style:style style:name="P3" style:family="paragraph">
      <loext:graphic-properties draw:fill="none"/>
      <style:paragraph-properties fo:text-align="end" style:writing-mode="lr-tb" style:font-independent-line-spacing="true"/>
    </style:style>
    <style:style style:name="P4" style:family="paragraph">
      <loext:graphic-properties draw:fill="solid" draw:fill-color="#e79150" draw:opacity="100%"/>
      <style:paragraph-properties fo:margin-left="0.794cm" fo:margin-right="0cm" fo:margin-top="0cm" fo:margin-bottom="0.212cm" fo:line-height="90%" fo:text-align="center" fo:text-indent="-0.794cm" style:punctuation-wrap="hanging" style:writing-mode="lr-tb" style:font-independent-line-spacing="true">
        <style:tab-stops/>
      </style:paragraph-properties>
    </style:style>
    <style:style style:name="P5" style:family="paragraph">
      <loext:graphic-properties draw:fill="solid" draw:fill-color="#ed9b62" draw:opacity="100%"/>
      <style:paragraph-properties style:writing-mode="lr-tb" style:font-independent-line-spacing="true"/>
    </style:style>
    <style:style style:name="P6" style:family="paragraph">
      <loext:graphic-properties draw:fill="solid" draw:fill-color="#f2a675" draw:opacity="100%"/>
      <style:paragraph-properties fo:margin-left="0.794cm" fo:margin-right="0cm" fo:margin-top="0cm" fo:margin-bottom="0.212cm" fo:line-height="90%" fo:text-align="center" fo:text-indent="-0.794cm" style:punctuation-wrap="hanging" style:writing-mode="lr-tb" style:font-independent-line-spacing="true">
        <style:tab-stops/>
      </style:paragraph-properties>
    </style:style>
    <style:style style:name="P7" style:family="paragraph">
      <loext:graphic-properties draw:fill="solid" draw:fill-color="#f6b189" draw:opacity="100%"/>
      <style:paragraph-properties style:writing-mode="lr-tb" style:font-independent-line-spacing="true"/>
    </style:style>
    <style:style style:name="P8" style:family="paragraph">
      <loext:graphic-properties draw:fill="solid" draw:fill-color="#f9be9e" draw:opacity="100%"/>
      <style:paragraph-properties fo:margin-left="0.794cm" fo:margin-right="0cm" fo:margin-top="0cm" fo:margin-bottom="0.212cm" fo:line-height="90%" fo:text-align="center" fo:text-indent="-0.794cm" style:punctuation-wrap="hanging" style:writing-mode="lr-tb" style:font-independent-line-spacing="true">
        <style:tab-stops/>
      </style:paragraph-properties>
    </style:style>
    <style:style style:name="P9" style:family="paragraph">
      <loext:graphic-properties draw:fill="solid" draw:fill-color="#9bbb59" draw:opacity="100%"/>
      <style:paragraph-properties style:writing-mode="lr-tb" style:font-independent-line-spacing="true"/>
    </style:style>
    <style:style style:name="P10" style:family="paragraph">
      <loext:graphic-properties draw:fill="none"/>
      <style:paragraph-properties style:writing-mode="lr-tb" style:font-independent-line-spacing="true"/>
    </style:style>
    <style:style style:name="P11" style:family="paragraph">
      <loext:graphic-properties draw:fill="solid" draw:fill-color="#9bbb59" draw:opacity="100%"/>
      <style:paragraph-properties fo:margin-left="0.794cm" fo:margin-right="0cm" fo:margin-top="0cm" fo:margin-bottom="0.212cm" fo:line-height="90%" fo:text-align="center" fo:text-indent="-0.794cm" style:punctuation-wrap="hanging" style:writing-mode="lr-tb" style:font-independent-line-spacing="true">
        <style:tab-stops/>
      </style:paragraph-properties>
    </style:style>
    <style:style style:name="P12" style:family="paragraph">
      <loext:graphic-properties draw:fill="solid" draw:fill-color="#00cc33" draw:opacity="100%"/>
      <style:paragraph-properties style:writing-mode="lr-tb" style:font-independent-line-spacing="true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-color="#ffffff"/>
    </style:style>
    <style:style style:name="P15" style:family="paragraph">
      <loext:graphic-properties draw:fill="solid" draw:fill-color="#c0504d"/>
      <style:paragraph-properties fo:margin-left="0cm" fo:margin-right="0cm" fo:margin-top="0cm" fo:margin-bottom="0.222cm" fo:line-height="90%" fo:text-align="center" fo:text-indent="0cm" style:punctuation-wrap="hanging" style:font-independent-line-spacing="true"/>
      <style:text-properties fo:font-size="18pt" fo:hyphenate="false"/>
    </style:style>
    <style:style style:name="P16" style:family="paragraph">
      <loext:graphic-properties draw:fill="solid" draw:fill-color="#9bbb59"/>
      <style:paragraph-properties fo:margin-left="0cm" fo:margin-right="0cm" fo:margin-top="0cm" fo:margin-bottom="0.222cm" fo:line-height="90%" fo:text-align="center" fo:text-indent="0cm" style:punctuation-wrap="hanging" style:font-independent-line-spacing="true"/>
      <style:text-properties fo:font-size="18pt" fo:hyphenate="false"/>
    </style:style>
    <style:style style:name="P17" style:family="paragraph">
      <loext:graphic-properties draw:fill="solid" draw:fill-color="#8064a2"/>
      <style:paragraph-properties fo:margin-left="0cm" fo:margin-right="0cm" fo:margin-top="0cm" fo:margin-bottom="0.222cm" fo:line-height="90%" fo:text-align="center" fo:text-indent="0cm" style:punctuation-wrap="hanging" style:font-independent-line-spacing="true"/>
      <style:text-properties fo:font-size="18pt" fo:hyphenate="false"/>
    </style:style>
    <style:style style:name="P18" style:family="paragraph">
      <style:paragraph-properties fo:margin-left="0.794cm" fo:margin-right="0cm" fo:margin-top="0cm" fo:margin-bottom="0.212cm" fo:line-height="90%" fo:text-align="center" fo:text-indent="-0.794cm" style:punctuation-wrap="hanging" style:writing-mode="lr-tb">
        <style:tab-stops/>
      </style:paragraph-properties>
    </style:style>
    <style:style style:name="P19" style:family="paragraph">
      <loext:graphic-properties draw:fill="solid" draw:fill-color="#cbcbcb" draw:opacity="90%"/>
      <style:paragraph-properties fo:margin-left="0.794cm" fo:margin-right="0cm" fo:margin-top="0cm" fo:margin-bottom="0.212cm" fo:line-height="90%" fo:text-align="center" fo:text-indent="-0.794cm" style:punctuation-wrap="hanging" style:writing-mode="lr-tb" style:font-independent-line-spacing="true">
        <style:tab-stops/>
      </style:paragraph-properties>
    </style:style>
    <style:style style:name="P20" style:family="paragraph">
      <style:paragraph-properties fo:margin-left="0cm" fo:margin-right="0cm" fo:margin-top="0.4cm" fo:margin-bottom="0.4cm" fo:text-indent="0cm"/>
    </style:style>
    <style:style style:name="P21" style:family="paragraph">
      <style:paragraph-properties fo:margin-top="0cm" fo:margin-bottom="0cm"/>
      <style:text-properties fo:font-size="18pt"/>
    </style:style>
    <style:style style:name="P22" style:family="paragraph">
      <style:paragraph-properties style:text-autospace="none" style:line-break="normal" style:writing-mode="page"/>
      <style:text-properties fo:hyphenate="false"/>
    </style:style>
    <style:style style:name="P23" style:family="paragraph">
      <loext:graphic-properties draw:fill="none" draw:fill-color="#ffffff"/>
      <style:text-properties fo:font-size="13pt" style:font-size-asian="13pt" style:font-size-complex="13pt"/>
    </style:style>
    <style:style style:name="P24" style:family="paragraph">
      <loext:graphic-properties draw:fill="solid" draw:fill-color="#ffffff" draw:opacity="90%"/>
      <style:paragraph-properties style:writing-mode="lr-tb" style:font-independent-line-spacing="true"/>
    </style:style>
    <style:style style:name="P25" style:family="paragraph">
      <loext:graphic-properties draw:fill="solid" draw:fill-color="#c0504d" draw:opacity="100%"/>
    </style:style>
    <style:style style:name="P26" style:family="paragraph">
      <style:paragraph-properties fo:margin-left="0.794cm" fo:margin-right="0cm" fo:margin-top="0cm" fo:margin-bottom="0.176cm" fo:line-height="90%" fo:text-align="start" fo:text-indent="-0.794cm" style:punctuation-wrap="hanging" style:writing-mode="lr-tb">
        <style:tab-stops/>
      </style:paragraph-properties>
    </style:style>
    <style:style style:name="P27" style:family="paragraph">
      <loext:graphic-properties draw:fill="none"/>
      <style:paragraph-properties fo:margin-left="0.794cm" fo:margin-right="0cm" fo:margin-top="0cm" fo:margin-bottom="0.176cm" fo:line-height="90%" fo:text-align="start" fo:text-indent="-0.794cm" style:punctuation-wrap="hanging" style:writing-mode="lr-tb" style:font-independent-line-spacing="true">
        <style:tab-stops/>
      </style:paragraph-properties>
      <style:text-properties fo:font-size="16pt" style:font-size-asian="16pt" style:font-size-complex="16pt"/>
    </style:style>
    <style:style style:name="P28" style:family="paragraph">
      <style:paragraph-properties fo:margin-left="1.245cm" fo:margin-right="0cm" fo:text-indent="0cm"/>
    </style:style>
    <style:style style:name="P29" style:family="paragraph">
      <style:paragraph-properties fo:margin-left="1.245cm" fo:margin-right="0cm" fo:text-indent="0cm"/>
      <style:text-properties style:font-name="Lucida Console1" fo:font-size="12pt" style:font-size-asian="12pt" style:font-size-complex="12pt"/>
    </style:style>
    <style:style style:name="P30" style:family="paragraph">
      <style:paragraph-properties fo:margin-left="2.491cm" fo:margin-right="0cm" fo:text-indent="0cm"/>
    </style:style>
    <style:style style:name="P31" style:family="paragraph">
      <style:paragraph-properties fo:margin-left="2.491cm" fo:margin-right="0cm" fo:text-indent="0cm"/>
      <style:text-properties style:font-name="Lucida Console1" fo:font-size="13pt" style:font-size-asian="13pt" style:font-size-complex="13pt"/>
    </style:style>
    <style:style style:name="P32" style:family="paragraph">
      <style:paragraph-properties fo:margin-left="1.245cm" fo:margin-right="0cm" fo:margin-top="0cm" fo:margin-bottom="0.461cm" fo:text-align="start" fo:text-indent="0cm"/>
    </style:style>
    <style:style style:name="P33" style:family="paragraph">
      <style:paragraph-properties fo:margin-left="1.245cm" fo:margin-right="0cm" fo:text-align="start" fo:text-indent="0cm"/>
      <style:text-properties style:font-name="Lucida Console1" fo:font-size="12pt" style:font-size-asian="12pt" style:font-size-complex="12pt"/>
    </style:style>
    <style:style style:name="P34" style:family="paragraph">
      <style:paragraph-properties fo:margin-left="2.491cm" fo:margin-right="0cm" fo:text-indent="0cm"/>
      <style:text-properties fo:font-size="14pt" style:font-size-asian="14pt" style:font-size-complex="14pt"/>
    </style:style>
    <style:style style:name="P35" style:family="paragraph">
      <style:paragraph-properties fo:margin-left="1.245cm" fo:margin-right="0cm" fo:text-indent="0cm"/>
      <style:text-properties fo:font-size="14pt" style:font-size-asian="14pt" style:font-size-complex="14pt"/>
    </style:style>
    <style:style style:name="P36" style:family="paragraph">
      <style:text-properties fo:font-size="14pt" style:font-size-asian="14pt" style:font-size-complex="14pt"/>
    </style:style>
    <style:style style:name="P37" style:family="paragraph">
      <style:text-properties style:font-name="Lucida Console1" fo:font-size="14pt" style:font-size-asian="14pt" style:font-size-complex="14pt"/>
    </style:style>
    <style:style style:name="P38" style:family="paragraph">
      <style:paragraph-properties fo:margin-left="1.245cm" fo:margin-right="0cm" fo:text-indent="0cm"/>
      <style:text-properties style:font-name="Lucida Console1" fo:font-size="14pt" style:font-size-asian="14pt" style:font-size-complex="14pt"/>
    </style:style>
    <style:style style:name="P39" style:family="paragraph">
      <style:paragraph-properties fo:margin-left="1.245cm" fo:margin-right="0cm" fo:text-indent="0cm" style:text-autospace="none"/>
      <style:text-properties style:font-name="Lucida Console1" fo:font-size="14pt" style:font-name-asian="Consolas" style:font-size-asian="14pt" style:font-name-complex="Consolas" style:font-size-complex="14pt"/>
    </style:style>
    <style:style style:name="P40" style:family="paragraph">
      <style:text-properties fo:font-size="16pt" style:font-size-asian="16pt" style:font-size-complex="16pt"/>
    </style:style>
    <style:style style:name="P41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fo:color="#000000" style:text-line-through-style="none" style:text-line-through-type="none" style:text-position="0% 100%" style:font-name="Calibri1" fo:font-size="31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31pt" style:font-style-asian="normal" style:font-weight-asian="normal" style:font-size-complex="31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2" fo:font-size="1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8pt" style:language-asian="en" style:country-asian="US" style:font-style-asian="normal" style:font-weight-asian="bold" style:font-name-complex="Mangal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font-name="Liberation Sans2"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14pt" style:font-size-asian="18pt" style:font-size-complex="18pt"/>
    </style:style>
    <style:style style:name="T6" style:family="text">
      <style:text-properties fo:font-size="12pt" style:font-size-asian="14pt" style:font-size-complex="14pt"/>
    </style:style>
    <style:style style:name="T7" style:family="text">
      <style:text-properties fo:font-size="12pt" fo:font-style="italic" style:font-size-asian="14pt" style:font-style-asian="italic" style:font-size-complex="14pt" style:font-style-complex="italic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color="#000000" style:text-line-through-style="none" style:text-line-through-type="none" style:text-position="0% 100%" style:font-name="Calibri1" fo:font-size="1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style:font-name="Lucida Console1" fo:font-size="12pt" style:font-size-asian="12pt" style:font-size-complex="12pt"/>
    </style:style>
    <style:style style:name="T11" style:family="text">
      <style:text-properties style:font-name="Lucida Console1" fo:font-size="12pt" fo:font-style="italic" style:font-size-asian="12pt" style:font-style-asian="italic" style:font-size-complex="12pt" style:font-style-complex="italic"/>
    </style:style>
    <style:style style:name="T12" style:family="text">
      <style:text-properties style:font-name="Lucida Console1" fo:font-size="13pt" style:font-size-asian="13pt" style:font-size-complex="13pt"/>
    </style:style>
    <style:style style:name="T13" style:family="text">
      <style:text-properties style:font-name="Lucida Console1" fo:font-size="13pt" fo:font-style="italic" style:font-size-asian="13pt" style:font-style-asian="italic" style:font-size-complex="13pt" style:font-style-complex="italic"/>
    </style:style>
    <style:style style:name="T14" style:family="text">
      <style:text-properties style:font-name="Lucida Console1" fo:font-size="13pt" fo:font-style="italic" style:text-underline-style="none" style:font-size-asian="13pt" style:font-style-asian="italic" style:font-size-complex="13pt" style:font-style-complex="italic"/>
    </style:style>
    <style:style style:name="T15" style:family="text">
      <style:text-properties style:use-window-font-color="true" style:text-outline="false" style:text-line-through-style="none" style:text-line-through-type="none" style:font-name="Lucida Console1" fo:font-size="12pt" fo:font-style="normal" fo:text-shadow="none" style:text-underline-style="none" fo:font-weight="normal" style:letter-kerning="true" style:font-name-asian="WenQuanYi Micro Hei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style:text-line-through-type="none" style:font-name="Lucida Console1" fo:font-size="12pt" fo:font-style="italic" fo:text-shadow="none" style:text-underline-style="none" fo:font-weight="normal" style:letter-kerning="true" style:font-name-asian="WenQuanYi Micro Hei" style:font-size-asian="12pt" style:font-style-asian="italic" style:font-weight-asian="normal" style:font-name-complex="Lohit Hindi" style:font-size-complex="12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4586" style:text-outline="false" style:text-line-through-style="none" style:text-line-through-type="none" style:font-name="Lucida Console1" fo:font-size="12pt" fo:font-style="normal" fo:text-shadow="none" style:text-underline-style="none" fo:font-weight="normal" style:letter-kerning="true" style:font-name-asian="WenQuanYi Micro Hei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4586" style:text-outline="false" style:text-line-through-style="none" style:text-line-through-type="none" style:font-name="Lucida Console1" fo:font-size="12pt" fo:font-style="italic" fo:text-shadow="none" style:text-underline-style="none" fo:font-weight="normal" style:letter-kerning="true" style:font-name-asian="WenQuanYi Micro Hei" style:font-size-asian="12pt" style:font-style-asian="italic" style:font-weight-asian="normal" style:font-name-complex="Lohit Hindi" style:font-size-complex="12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style:font-name="Lucida Console1" fo:font-size="14pt" style:font-size-asian="14pt" style:font-size-complex="14pt"/>
    </style:style>
    <style:style style:name="T20" style:family="text">
      <style:text-properties style:font-name="Lucida Console1" fo:font-size="14pt" fo:font-style="italic" style:font-size-asian="14pt" style:font-style-asian="italic" style:font-size-complex="14pt" style:font-style-complex="italic"/>
    </style:style>
    <style:style style:name="T21" style:family="text">
      <style:text-properties fo:color="#004586" style:font-name="Lucida Console1" fo:font-size="14pt" style:font-size-asian="14pt" style:font-size-complex="14pt"/>
    </style:style>
    <style:style style:name="T22" style:family="text">
      <style:text-properties fo:color="#330099" style:font-name="Lucida Console1" fo:font-size="14pt" fo:font-style="italic" style:font-size-asian="14pt" style:font-style-asian="italic" style:font-size-complex="14pt" style:font-style-complex="italic"/>
    </style:style>
    <style:style style:name="T23" style:family="text">
      <style:text-properties fo:color="#000000" style:text-outline="false" style:text-line-through-style="none" style:text-line-through-type="none" style:font-name="Lucida Console1" fo:font-size="14pt" fo:text-shadow="none" style:text-underline-style="none" fo:font-weight="normal" style:letter-kerning="true" style:font-name-asian="Consolas" style:font-size-asian="14pt" style:font-weight-asian="normal" style:font-name-complex="Consolas" style:font-size-complex="14pt" style:font-weight-complex="normal" style:text-emphasize="none" style:font-relief="none" style:text-overline-style="none" style:text-overline-color="font-color"/>
    </style:style>
    <style:style style:name="T24" style:family="text">
      <style:text-properties fo:color="#000000" style:text-outline="false" style:text-line-through-style="none" style:text-line-through-type="none" style:font-name="Lucida Console1" fo:font-size="14pt" fo:font-style="italic" fo:text-shadow="none" style:text-underline-style="none" fo:font-weight="normal" style:letter-kerning="true" style:font-name-asian="Consolas" style:font-size-asian="14pt" style:font-style-asian="italic" style:font-weight-asian="normal" style:font-name-complex="Consolas" style:font-size-complex="14pt" style:font-style-complex="italic" style:font-weight-complex="normal" style:text-emphasize="none" style:font-relief="none" style:text-overline-style="none" style:text-overline-color="font-color"/>
    </style:style>
    <style:style style:name="T25" style:family="text">
      <style:text-properties fo:color="#0000c0" style:text-outline="false" style:text-line-through-style="none" style:text-line-through-type="none" style:font-name="Lucida Console1" fo:font-size="14pt" fo:font-style="italic" fo:text-shadow="none" style:text-underline-style="none" fo:font-weight="normal" style:letter-kerning="true" style:font-name-asian="Consolas" style:font-size-asian="14pt" style:font-style-asian="italic" style:font-weight-asian="normal" style:font-name-complex="Consolas" style:font-size-complex="14pt" style:font-style-complex="italic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0000" style:text-outline="false" style:text-line-through-style="none" style:text-line-through-type="none" style:font-name="Lucida Console1" fo:font-size="14pt" fo:font-style="normal" fo:text-shadow="none" style:text-underline-style="none" fo:font-weight="normal" style:letter-kerning="true" style:font-name-asian="Consolas" style:font-size-asian="14pt" style:font-style-asian="normal" style:font-weight-asian="normal" style:font-name-complex="Consola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2a00ff" style:text-outline="false" style:text-line-through-style="none" style:text-line-through-type="none" style:font-name="Lucida Console1" fo:font-size="14pt" fo:font-style="normal" fo:text-shadow="none" style:text-underline-style="none" fo:font-weight="normal" style:letter-kerning="true" style:font-name-asian="Consolas" style:font-size-asian="14pt" style:font-style-asian="normal" style:font-weight-asian="normal" style:font-name-complex="Consola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794cm"/>
        <style:text-properties style:use-window-font-color="true" fo:font-size="100%"/>
      </text:list-level-style-bullet>
      <text:list-level-style-bullet text:level="2" text:bullet-char="•">
        <style:list-level-properties text:min-label-width="0.794cm"/>
        <style:text-properties style:use-window-font-color="true" fo:font-size="100%"/>
      </text:list-level-style-bullet>
      <text:list-level-style-bullet text:level="3" text:bullet-char="•">
        <style:list-level-properties text:min-label-width="0.794cm"/>
        <style:text-properties style:use-window-font-color="true" fo:font-size="100%"/>
      </text:list-level-style-bullet>
      <text:list-level-style-bullet text:level="4" text:bullet-char="•">
        <style:list-level-properties text:min-label-width="0.794cm"/>
        <style:text-properties style:use-window-font-color="true" fo:font-size="100%"/>
      </text:list-level-style-bullet>
      <text:list-level-style-bullet text:level="5" text:bullet-char="•">
        <style:list-level-properties text:min-label-width="0.794cm"/>
        <style:text-properties style:use-window-font-color="true" fo:font-size="100%"/>
      </text:list-level-style-bullet>
      <text:list-level-style-bullet text:level="6" text:bullet-char="•">
        <style:list-level-properties text:min-label-width="0.794cm"/>
        <style:text-properties style:use-window-font-color="true" fo:font-size="100%"/>
      </text:list-level-style-bullet>
      <text:list-level-style-bullet text:level="7" text:bullet-char="•">
        <style:list-level-properties text:min-label-width="0.794cm"/>
        <style:text-properties style:use-window-font-color="true" fo:font-size="100%"/>
      </text:list-level-style-bullet>
      <text:list-level-style-bullet text:level="8" text:bullet-char="•">
        <style:list-level-properties text:min-label-width="0.794cm"/>
        <style:text-properties style:use-window-font-color="true" fo:font-size="100%"/>
      </text:list-level-style-bullet>
      <text:list-level-style-bullet text:level="9" text:bullet-char="•">
        <style:list-level-properties text:min-label-width="0.794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794cm"/>
        <style:text-properties fo:color="#000000" fo:font-size="100%"/>
      </text:list-level-style-bullet>
      <text:list-level-style-bullet text:level="2" text:bullet-char="•">
        <style:list-level-properties text:min-label-width="0.794cm"/>
        <style:text-properties fo:color="#000000" fo:font-size="100%"/>
      </text:list-level-style-bullet>
      <text:list-level-style-bullet text:level="3" text:bullet-char="•">
        <style:list-level-properties text:min-label-width="0.794cm"/>
        <style:text-properties fo:color="#000000" fo:font-size="100%"/>
      </text:list-level-style-bullet>
      <text:list-level-style-bullet text:level="4" text:bullet-char="•">
        <style:list-level-properties text:min-label-width="0.794cm"/>
        <style:text-properties fo:color="#000000" fo:font-size="100%"/>
      </text:list-level-style-bullet>
      <text:list-level-style-bullet text:level="5" text:bullet-char="•">
        <style:list-level-properties text:min-label-width="0.794cm"/>
        <style:text-properties fo:color="#000000" fo:font-size="100%"/>
      </text:list-level-style-bullet>
      <text:list-level-style-bullet text:level="6" text:bullet-char="•">
        <style:list-level-properties text:min-label-width="0.794cm"/>
        <style:text-properties fo:color="#000000" fo:font-size="100%"/>
      </text:list-level-style-bullet>
      <text:list-level-style-bullet text:level="7" text:bullet-char="•">
        <style:list-level-properties text:min-label-width="0.794cm"/>
        <style:text-properties fo:color="#000000" fo:font-size="100%"/>
      </text:list-level-style-bullet>
      <text:list-level-style-bullet text:level="8" text:bullet-char="•">
        <style:list-level-properties text:min-label-width="0.794cm"/>
        <style:text-properties fo:color="#000000" fo:font-size="100%"/>
      </text:list-level-style-bullet>
      <text:list-level-style-bullet text:level="9" text:bullet-char="•">
        <style:list-level-properties text:min-label-width="0.794cm"/>
        <style:text-properties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Clean" presentation:presentation-page-layout-name="AL1T0">
        <office:forms form:automatic-focus="false" form:apply-design-mode="false"/>
        <draw:frame presentation:style-name="pr1" draw:layer="layout" svg:width="27.8cm" svg:height="3.6cm" svg:x="3cm" svg:y="7.8cm" presentation:class="title">
          <draw:text-box>
            <text:p>Clean &amp; simple</text:p>
          </draw:text-box>
        </draw:frame>
        <presentation:notes draw:style-name="dp2">
          <draw:page-thumbnail draw:style-name="gr1" draw:layer="layout" svg:width="19.747cm" svg:height="11.135cm" svg:x="0.62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ean" presentation:presentation-page-layout-name="AL2T3">
        <office:forms form:automatic-focus="false" form:apply-design-mode="false"/>
        <draw:frame presentation:style-name="pr3" draw:layer="layout" svg:width="26.48cm" svg:height="3.239cm" svg:x="1.72cm" svg:y="0.773cm" presentation:class="title" presentation:user-transformed="true">
          <draw:text-box>
            <text:p><text:s/>Adding Protractor Methods to Java / .Net</text:p>
          </draw:text-box>
        </draw:frame>
        <draw:g>
          <draw:custom-shape draw:style-name="gr2" draw:text-style-name="P2" draw:layer="layout" svg:width="1.844cm" svg:height="1.991cm" svg:x="6.09cm" svg:y="9.673cm">
            <text:p/>
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06471"/>
              <draw:equation draw:name="f7" draw:formula="?f4 / 1310630"/>
              <draw:equation draw:name="f8" draw:formula="0 * ?f5 / 1506471"/>
              <draw:equation draw:name="f9" draw:formula="655315 * ?f4 / 1310630"/>
              <draw:equation draw:name="f10" draw:formula="327658 * ?f5 / 1506471"/>
              <draw:equation draw:name="f11" draw:formula="0 * ?f4 / 1310630"/>
              <draw:equation draw:name="f12" draw:formula="1178814 * ?f5 / 1506471"/>
              <draw:equation draw:name="f13" draw:formula="1506471 * ?f5 / 1506471"/>
              <draw:equation draw:name="f14" draw:formula="1310630 * ?f4 / 1310630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7"/>
              <draw:equation draw:name="f19" draw:formula="?f12 / ?f6"/>
              <draw:equation draw:name="f20" draw:formula="?f13 / ?f6"/>
              <draw:equation draw:name="f21" draw:formula="?f14 / ?f7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3" draw:text-style-name="P3" draw:layer="layout" svg:width="2.366cm" svg:height="1.195cm" svg:x="7.99cm" svg:y="10.071cm">
            <text:p/>
            <draw:enhanced-geometry svg:viewBox="0 0 1681222 903882" draw:mirror-horizontal="false" draw:mirror-vertical="false" draw:text-areas="?f16 ?f18 ?f17 ?f19" draw:glue-points="?f12 ?f13 ?f14 ?f13 ?f14 ?f15 ?f12 ?f15 ?f12 ?f13" draw:type="non-primitive" draw:enhanced-path="M 0 0 L 1681222 0 1681222 903882 0 903882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681222"/>
              <draw:equation draw:name="f7" draw:formula="?f4 / 903882"/>
              <draw:equation draw:name="f8" draw:formula="0 * ?f5 / 1681222"/>
              <draw:equation draw:name="f9" draw:formula="0 * ?f4 / 903882"/>
              <draw:equation draw:name="f10" draw:formula="1681222 * ?f5 / 1681222"/>
              <draw:equation draw:name="f11" draw:formula="903882 * ?f4 / 903882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draw:style-name="gr4" draw:text-style-name="P4" draw:layer="layout" svg:width="1.845cm" svg:height="1.991cm" svg:x="4.097cm" svg:y="9.673cm">
            <text:p text:style-name="P18"/>
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06471"/>
              <draw:equation draw:name="f7" draw:formula="?f4 / 1310630"/>
              <draw:equation draw:name="f8" draw:formula="0 * ?f5 / 1506471"/>
              <draw:equation draw:name="f9" draw:formula="655315 * ?f4 / 1310630"/>
              <draw:equation draw:name="f10" draw:formula="327658 * ?f5 / 1506471"/>
              <draw:equation draw:name="f11" draw:formula="0 * ?f4 / 1310630"/>
              <draw:equation draw:name="f12" draw:formula="1178814 * ?f5 / 1506471"/>
              <draw:equation draw:name="f13" draw:formula="1506471 * ?f5 / 1506471"/>
              <draw:equation draw:name="f14" draw:formula="1310630 * ?f4 / 1310630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7"/>
              <draw:equation draw:name="f19" draw:formula="?f12 / ?f6"/>
              <draw:equation draw:name="f20" draw:formula="?f13 / ?f6"/>
              <draw:equation draw:name="f21" draw:formula="?f14 / ?f7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5" draw:text-style-name="P5" draw:layer="layout" svg:width="1.845cm" svg:height="1.99cm" svg:x="5.09cm" svg:y="11.363cm">
            <text:p/>
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06471"/>
              <draw:equation draw:name="f7" draw:formula="?f4 / 1310630"/>
              <draw:equation draw:name="f8" draw:formula="0 * ?f5 / 1506471"/>
              <draw:equation draw:name="f9" draw:formula="655315 * ?f4 / 1310630"/>
              <draw:equation draw:name="f10" draw:formula="327658 * ?f5 / 1506471"/>
              <draw:equation draw:name="f11" draw:formula="0 * ?f4 / 1310630"/>
              <draw:equation draw:name="f12" draw:formula="1178814 * ?f5 / 1506471"/>
              <draw:equation draw:name="f13" draw:formula="1506471 * ?f5 / 1506471"/>
              <draw:equation draw:name="f14" draw:formula="1310630 * ?f4 / 1310630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7"/>
              <draw:equation draw:name="f19" draw:formula="?f12 / ?f6"/>
              <draw:equation draw:name="f20" draw:formula="?f13 / ?f6"/>
              <draw:equation draw:name="f21" draw:formula="?f14 / ?f7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6" draw:text-style-name="P3" draw:layer="layout" svg:width="2.289cm" svg:height="1.194cm" svg:x="2.724cm" svg:y="11.761cm">
            <text:p/>
            <draw:enhanced-geometry svg:viewBox="0 0 1626989 903882" draw:mirror-horizontal="false" draw:mirror-vertical="false" draw:text-areas="?f16 ?f18 ?f17 ?f19" draw:glue-points="?f12 ?f13 ?f14 ?f13 ?f14 ?f15 ?f12 ?f15 ?f12 ?f13" draw:type="non-primitive" draw:enhanced-path="M 0 0 L 1626989 0 1626989 903882 0 903882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626989"/>
              <draw:equation draw:name="f7" draw:formula="?f4 / 903882"/>
              <draw:equation draw:name="f8" draw:formula="0 * ?f5 / 1626989"/>
              <draw:equation draw:name="f9" draw:formula="0 * ?f4 / 903882"/>
              <draw:equation draw:name="f10" draw:formula="1626989 * ?f5 / 1626989"/>
              <draw:equation draw:name="f11" draw:formula="903882 * ?f4 / 903882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draw:style-name="gr7" draw:text-style-name="P6" draw:layer="layout" svg:width="1.845cm" svg:height="1.99cm" svg:x="7.082cm" svg:y="11.363cm">
            <text:p text:style-name="P18"/>
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06471"/>
              <draw:equation draw:name="f7" draw:formula="?f4 / 1310630"/>
              <draw:equation draw:name="f8" draw:formula="0 * ?f5 / 1506471"/>
              <draw:equation draw:name="f9" draw:formula="655315 * ?f4 / 1310630"/>
              <draw:equation draw:name="f10" draw:formula="327658 * ?f5 / 1506471"/>
              <draw:equation draw:name="f11" draw:formula="0 * ?f4 / 1310630"/>
              <draw:equation draw:name="f12" draw:formula="1178814 * ?f5 / 1506471"/>
              <draw:equation draw:name="f13" draw:formula="1506471 * ?f5 / 1506471"/>
              <draw:equation draw:name="f14" draw:formula="1310630 * ?f4 / 1310630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7"/>
              <draw:equation draw:name="f19" draw:formula="?f12 / ?f6"/>
              <draw:equation draw:name="f20" draw:formula="?f13 / ?f6"/>
              <draw:equation draw:name="f21" draw:formula="?f14 / ?f7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8" draw:text-style-name="P7" draw:layer="layout" svg:width="1.844cm" svg:height="1.991cm" svg:x="6.09cm" svg:y="13.052cm">
            <text:p/>
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06471"/>
              <draw:equation draw:name="f7" draw:formula="?f4 / 1310630"/>
              <draw:equation draw:name="f8" draw:formula="0 * ?f5 / 1506471"/>
              <draw:equation draw:name="f9" draw:formula="655315 * ?f4 / 1310630"/>
              <draw:equation draw:name="f10" draw:formula="327658 * ?f5 / 1506471"/>
              <draw:equation draw:name="f11" draw:formula="0 * ?f4 / 1310630"/>
              <draw:equation draw:name="f12" draw:formula="1178814 * ?f5 / 1506471"/>
              <draw:equation draw:name="f13" draw:formula="1506471 * ?f5 / 1506471"/>
              <draw:equation draw:name="f14" draw:formula="1310630 * ?f4 / 1310630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7"/>
              <draw:equation draw:name="f19" draw:formula="?f12 / ?f6"/>
              <draw:equation draw:name="f20" draw:formula="?f13 / ?f6"/>
              <draw:equation draw:name="f21" draw:formula="?f14 / ?f7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3" draw:text-style-name="P3" draw:layer="layout" svg:width="2.366cm" svg:height="1.195cm" svg:x="7.99cm" svg:y="13.45cm">
            <text:p/>
            <draw:enhanced-geometry svg:viewBox="0 0 1681222 903882" draw:mirror-horizontal="false" draw:mirror-vertical="false" draw:text-areas="?f16 ?f18 ?f17 ?f19" draw:glue-points="?f12 ?f13 ?f14 ?f13 ?f14 ?f15 ?f12 ?f15 ?f12 ?f13" draw:type="non-primitive" draw:enhanced-path="M 0 0 L 1681222 0 1681222 903882 0 903882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681222"/>
              <draw:equation draw:name="f7" draw:formula="?f4 / 903882"/>
              <draw:equation draw:name="f8" draw:formula="0 * ?f5 / 1681222"/>
              <draw:equation draw:name="f9" draw:formula="0 * ?f4 / 903882"/>
              <draw:equation draw:name="f10" draw:formula="1681222 * ?f5 / 1681222"/>
              <draw:equation draw:name="f11" draw:formula="903882 * ?f4 / 903882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draw:style-name="gr9" draw:text-style-name="P8" draw:layer="layout" svg:width="1.845cm" svg:height="1.991cm" svg:x="4.097cm" svg:y="13.052cm">
            <text:p text:style-name="P18"/>
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06471"/>
              <draw:equation draw:name="f7" draw:formula="?f4 / 1310630"/>
              <draw:equation draw:name="f8" draw:formula="0 * ?f5 / 1506471"/>
              <draw:equation draw:name="f9" draw:formula="655315 * ?f4 / 1310630"/>
              <draw:equation draw:name="f10" draw:formula="327658 * ?f5 / 1506471"/>
              <draw:equation draw:name="f11" draw:formula="0 * ?f4 / 1310630"/>
              <draw:equation draw:name="f12" draw:formula="1178814 * ?f5 / 1506471"/>
              <draw:equation draw:name="f13" draw:formula="1506471 * ?f5 / 1506471"/>
              <draw:equation draw:name="f14" draw:formula="1310630 * ?f4 / 1310630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7"/>
              <draw:equation draw:name="f19" draw:formula="?f12 / ?f6"/>
              <draw:equation draw:name="f20" draw:formula="?f13 / ?f6"/>
              <draw:equation draw:name="f21" draw:formula="?f14 / ?f7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</draw:g>
        <draw:custom-shape draw:style-name="gr6" draw:text-style-name="P3" draw:layer="layout" svg:width="2.289cm" svg:height="1.194cm" svg:x="15.968cm" svg:y="10.518cm">
          <text:p/>
          <draw:enhanced-geometry svg:viewBox="0 0 1626989 903882" draw:mirror-horizontal="false" draw:mirror-vertical="false" draw:text-areas="?f16 ?f18 ?f17 ?f19" draw:glue-points="?f12 ?f13 ?f14 ?f13 ?f14 ?f15 ?f12 ?f15 ?f12 ?f13" draw:type="non-primitive" draw:enhanced-path="M 0 0 L 1626989 0 1626989 903882 0 903882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626989"/>
            <draw:equation draw:name="f7" draw:formula="?f4 / 903882"/>
            <draw:equation draw:name="f8" draw:formula="0 * ?f5 / 1626989"/>
            <draw:equation draw:name="f9" draw:formula="0 * ?f4 / 903882"/>
            <draw:equation draw:name="f10" draw:formula="1626989 * ?f5 / 1626989"/>
            <draw:equation draw:name="f11" draw:formula="903882 * ?f4 / 903882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  <draw:g>
          <draw:custom-shape draw:style-name="gr10" draw:text-style-name="P9" draw:layer="layout" svg:width="1.838cm" svg:height="2.077cm" svg:x="13.664cm" svg:y="9.6cm">
            <text:p/>
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06471"/>
              <draw:equation draw:name="f7" draw:formula="?f4 / 1310630"/>
              <draw:equation draw:name="f8" draw:formula="0 * ?f5 / 1506471"/>
              <draw:equation draw:name="f9" draw:formula="655315 * ?f4 / 1310630"/>
              <draw:equation draw:name="f10" draw:formula="327658 * ?f5 / 1506471"/>
              <draw:equation draw:name="f11" draw:formula="0 * ?f4 / 1310630"/>
              <draw:equation draw:name="f12" draw:formula="1178814 * ?f5 / 1506471"/>
              <draw:equation draw:name="f13" draw:formula="1506471 * ?f5 / 1506471"/>
              <draw:equation draw:name="f14" draw:formula="1310630 * ?f4 / 1310630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7"/>
              <draw:equation draw:name="f19" draw:formula="?f12 / ?f6"/>
              <draw:equation draw:name="f20" draw:formula="?f13 / ?f6"/>
              <draw:equation draw:name="f21" draw:formula="?f14 / ?f7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11" draw:text-style-name="P10" draw:layer="layout" svg:width="2.356cm" svg:height="1.246cm" svg:x="15.557cm" svg:y="10.015cm">
            <text:p/>
            <draw:enhanced-geometry svg:viewBox="0 0 1681222 903882" draw:mirror-horizontal="false" draw:mirror-vertical="false" draw:text-areas="?f16 ?f18 ?f17 ?f19" draw:glue-points="?f12 ?f13 ?f14 ?f13 ?f14 ?f15 ?f12 ?f15 ?f12 ?f13" draw:type="non-primitive" draw:enhanced-path="M 0 0 L 1681222 0 1681222 903882 0 903882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681222"/>
              <draw:equation draw:name="f7" draw:formula="?f4 / 903882"/>
              <draw:equation draw:name="f8" draw:formula="0 * ?f5 / 1681222"/>
              <draw:equation draw:name="f9" draw:formula="0 * ?f4 / 903882"/>
              <draw:equation draw:name="f10" draw:formula="1681222 * ?f5 / 1681222"/>
              <draw:equation draw:name="f11" draw:formula="903882 * ?f4 / 903882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draw:style-name="gr12" draw:text-style-name="P11" draw:layer="layout" svg:width="1.837cm" svg:height="2.077cm" svg:x="11.681cm" svg:y="9.6cm">
            <text:p text:style-name="P18"/>
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06471"/>
              <draw:equation draw:name="f7" draw:formula="?f4 / 1310630"/>
              <draw:equation draw:name="f8" draw:formula="0 * ?f5 / 1506471"/>
              <draw:equation draw:name="f9" draw:formula="655315 * ?f4 / 1310630"/>
              <draw:equation draw:name="f10" draw:formula="327658 * ?f5 / 1506471"/>
              <draw:equation draw:name="f11" draw:formula="0 * ?f4 / 1310630"/>
              <draw:equation draw:name="f12" draw:formula="1178814 * ?f5 / 1506471"/>
              <draw:equation draw:name="f13" draw:formula="1506471 * ?f5 / 1506471"/>
              <draw:equation draw:name="f14" draw:formula="1310630 * ?f4 / 1310630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7"/>
              <draw:equation draw:name="f19" draw:formula="?f12 / ?f6"/>
              <draw:equation draw:name="f20" draw:formula="?f13 / ?f6"/>
              <draw:equation draw:name="f21" draw:formula="?f14 / ?f7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13" draw:text-style-name="P9" draw:layer="layout" svg:width="1.837cm" svg:height="2.076cm" svg:x="12.669cm" svg:y="11.362cm">
            <text:p/>
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06471"/>
              <draw:equation draw:name="f7" draw:formula="?f4 / 1310630"/>
              <draw:equation draw:name="f8" draw:formula="0 * ?f5 / 1506471"/>
              <draw:equation draw:name="f9" draw:formula="655315 * ?f4 / 1310630"/>
              <draw:equation draw:name="f10" draw:formula="327658 * ?f5 / 1506471"/>
              <draw:equation draw:name="f11" draw:formula="0 * ?f4 / 1310630"/>
              <draw:equation draw:name="f12" draw:formula="1178814 * ?f5 / 1506471"/>
              <draw:equation draw:name="f13" draw:formula="1506471 * ?f5 / 1506471"/>
              <draw:equation draw:name="f14" draw:formula="1310630 * ?f4 / 1310630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7"/>
              <draw:equation draw:name="f19" draw:formula="?f12 / ?f6"/>
              <draw:equation draw:name="f20" draw:formula="?f13 / ?f6"/>
              <draw:equation draw:name="f21" draw:formula="?f14 / ?f7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14" draw:text-style-name="P3" draw:layer="layout" svg:width="2.28cm" svg:height="1.246cm" svg:x="10.313cm" svg:y="11.777cm">
            <text:p/>
            <draw:enhanced-geometry svg:viewBox="0 0 1626989 903882" draw:mirror-horizontal="false" draw:mirror-vertical="false" draw:text-areas="?f16 ?f18 ?f17 ?f19" draw:glue-points="?f12 ?f13 ?f14 ?f13 ?f14 ?f15 ?f12 ?f15 ?f12 ?f13" draw:type="non-primitive" draw:enhanced-path="M 0 0 L 1626989 0 1626989 903882 0 903882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626989"/>
              <draw:equation draw:name="f7" draw:formula="?f4 / 903882"/>
              <draw:equation draw:name="f8" draw:formula="0 * ?f5 / 1626989"/>
              <draw:equation draw:name="f9" draw:formula="0 * ?f4 / 903882"/>
              <draw:equation draw:name="f10" draw:formula="1626989 * ?f5 / 1626989"/>
              <draw:equation draw:name="f11" draw:formula="903882 * ?f4 / 903882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draw:style-name="gr15" draw:text-style-name="P11" draw:layer="layout" svg:width="1.837cm" svg:height="2.076cm" svg:x="14.653cm" svg:y="11.362cm">
            <text:p text:style-name="P18"/>
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06471"/>
              <draw:equation draw:name="f7" draw:formula="?f4 / 1310630"/>
              <draw:equation draw:name="f8" draw:formula="0 * ?f5 / 1506471"/>
              <draw:equation draw:name="f9" draw:formula="655315 * ?f4 / 1310630"/>
              <draw:equation draw:name="f10" draw:formula="327658 * ?f5 / 1506471"/>
              <draw:equation draw:name="f11" draw:formula="0 * ?f4 / 1310630"/>
              <draw:equation draw:name="f12" draw:formula="1178814 * ?f5 / 1506471"/>
              <draw:equation draw:name="f13" draw:formula="1506471 * ?f5 / 1506471"/>
              <draw:equation draw:name="f14" draw:formula="1310630 * ?f4 / 1310630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7"/>
              <draw:equation draw:name="f19" draw:formula="?f12 / ?f6"/>
              <draw:equation draw:name="f20" draw:formula="?f13 / ?f6"/>
              <draw:equation draw:name="f21" draw:formula="?f14 / ?f7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10" draw:text-style-name="P9" draw:layer="layout" svg:width="1.838cm" svg:height="2.077cm" svg:x="13.664cm" svg:y="13.123cm">
            <text:p/>
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06471"/>
              <draw:equation draw:name="f7" draw:formula="?f4 / 1310630"/>
              <draw:equation draw:name="f8" draw:formula="0 * ?f5 / 1506471"/>
              <draw:equation draw:name="f9" draw:formula="655315 * ?f4 / 1310630"/>
              <draw:equation draw:name="f10" draw:formula="327658 * ?f5 / 1506471"/>
              <draw:equation draw:name="f11" draw:formula="0 * ?f4 / 1310630"/>
              <draw:equation draw:name="f12" draw:formula="1178814 * ?f5 / 1506471"/>
              <draw:equation draw:name="f13" draw:formula="1506471 * ?f5 / 1506471"/>
              <draw:equation draw:name="f14" draw:formula="1310630 * ?f4 / 1310630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7"/>
              <draw:equation draw:name="f19" draw:formula="?f12 / ?f6"/>
              <draw:equation draw:name="f20" draw:formula="?f13 / ?f6"/>
              <draw:equation draw:name="f21" draw:formula="?f14 / ?f7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11" draw:text-style-name="P10" draw:layer="layout" svg:width="2.356cm" svg:height="1.246cm" svg:x="15.557cm" svg:y="13.539cm">
            <text:p/>
            <draw:enhanced-geometry svg:viewBox="0 0 1681222 903882" draw:mirror-horizontal="false" draw:mirror-vertical="false" draw:text-areas="?f16 ?f18 ?f17 ?f19" draw:glue-points="?f12 ?f13 ?f14 ?f13 ?f14 ?f15 ?f12 ?f15 ?f12 ?f13" draw:type="non-primitive" draw:enhanced-path="M 0 0 L 1681222 0 1681222 903882 0 903882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681222"/>
              <draw:equation draw:name="f7" draw:formula="?f4 / 903882"/>
              <draw:equation draw:name="f8" draw:formula="0 * ?f5 / 1681222"/>
              <draw:equation draw:name="f9" draw:formula="0 * ?f4 / 903882"/>
              <draw:equation draw:name="f10" draw:formula="1681222 * ?f5 / 1681222"/>
              <draw:equation draw:name="f11" draw:formula="903882 * ?f4 / 903882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draw:style-name="gr12" draw:text-style-name="P11" draw:layer="layout" svg:width="1.837cm" svg:height="2.077cm" svg:x="11.681cm" svg:y="13.123cm">
            <text:p text:style-name="P18"/>
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06471"/>
              <draw:equation draw:name="f7" draw:formula="?f4 / 1310630"/>
              <draw:equation draw:name="f8" draw:formula="0 * ?f5 / 1506471"/>
              <draw:equation draw:name="f9" draw:formula="655315 * ?f4 / 1310630"/>
              <draw:equation draw:name="f10" draw:formula="327658 * ?f5 / 1506471"/>
              <draw:equation draw:name="f11" draw:formula="0 * ?f4 / 1310630"/>
              <draw:equation draw:name="f12" draw:formula="1178814 * ?f5 / 1506471"/>
              <draw:equation draw:name="f13" draw:formula="1506471 * ?f5 / 1506471"/>
              <draw:equation draw:name="f14" draw:formula="1310630 * ?f4 / 1310630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7"/>
              <draw:equation draw:name="f19" draw:formula="?f12 / ?f6"/>
              <draw:equation draw:name="f20" draw:formula="?f13 / ?f6"/>
              <draw:equation draw:name="f21" draw:formula="?f14 / ?f7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</draw:g>
        <draw:g>
          <draw:custom-shape draw:style-name="gr2" draw:text-style-name="P2" draw:layer="layout" svg:width="1.844cm" svg:height="1.991cm" svg:x="21.163cm" svg:y="9.63cm">
            <text:p/>
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06471"/>
              <draw:equation draw:name="f7" draw:formula="?f4 / 1310630"/>
              <draw:equation draw:name="f8" draw:formula="0 * ?f5 / 1506471"/>
              <draw:equation draw:name="f9" draw:formula="655315 * ?f4 / 1310630"/>
              <draw:equation draw:name="f10" draw:formula="327658 * ?f5 / 1506471"/>
              <draw:equation draw:name="f11" draw:formula="0 * ?f4 / 1310630"/>
              <draw:equation draw:name="f12" draw:formula="1178814 * ?f5 / 1506471"/>
              <draw:equation draw:name="f13" draw:formula="1506471 * ?f5 / 1506471"/>
              <draw:equation draw:name="f14" draw:formula="1310630 * ?f4 / 1310630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7"/>
              <draw:equation draw:name="f19" draw:formula="?f12 / ?f6"/>
              <draw:equation draw:name="f20" draw:formula="?f13 / ?f6"/>
              <draw:equation draw:name="f21" draw:formula="?f14 / ?f7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4" draw:text-style-name="P4" draw:layer="layout" svg:width="1.845cm" svg:height="1.991cm" svg:x="19.17cm" svg:y="9.63cm">
            <text:p/>
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06471"/>
              <draw:equation draw:name="f7" draw:formula="?f4 / 1310630"/>
              <draw:equation draw:name="f8" draw:formula="0 * ?f5 / 1506471"/>
              <draw:equation draw:name="f9" draw:formula="655315 * ?f4 / 1310630"/>
              <draw:equation draw:name="f10" draw:formula="327658 * ?f5 / 1506471"/>
              <draw:equation draw:name="f11" draw:formula="0 * ?f4 / 1310630"/>
              <draw:equation draw:name="f12" draw:formula="1178814 * ?f5 / 1506471"/>
              <draw:equation draw:name="f13" draw:formula="1506471 * ?f5 / 1506471"/>
              <draw:equation draw:name="f14" draw:formula="1310630 * ?f4 / 1310630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7"/>
              <draw:equation draw:name="f19" draw:formula="?f12 / ?f6"/>
              <draw:equation draw:name="f20" draw:formula="?f13 / ?f6"/>
              <draw:equation draw:name="f21" draw:formula="?f14 / ?f7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16" draw:text-style-name="P12" draw:layer="layout" svg:width="1.845cm" svg:height="1.99cm" svg:x="20.163cm" svg:y="11.32cm">
            <text:p/>
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06471"/>
              <draw:equation draw:name="f7" draw:formula="?f4 / 1310630"/>
              <draw:equation draw:name="f8" draw:formula="0 * ?f5 / 1506471"/>
              <draw:equation draw:name="f9" draw:formula="655315 * ?f4 / 1310630"/>
              <draw:equation draw:name="f10" draw:formula="327658 * ?f5 / 1506471"/>
              <draw:equation draw:name="f11" draw:formula="0 * ?f4 / 1310630"/>
              <draw:equation draw:name="f12" draw:formula="1178814 * ?f5 / 1506471"/>
              <draw:equation draw:name="f13" draw:formula="1506471 * ?f5 / 1506471"/>
              <draw:equation draw:name="f14" draw:formula="1310630 * ?f4 / 1310630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7"/>
              <draw:equation draw:name="f19" draw:formula="?f12 / ?f6"/>
              <draw:equation draw:name="f20" draw:formula="?f13 / ?f6"/>
              <draw:equation draw:name="f21" draw:formula="?f14 / ?f7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7" draw:text-style-name="P6" draw:layer="layout" svg:width="1.845cm" svg:height="1.99cm" svg:x="22.155cm" svg:y="11.32cm">
            <text:p/>
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06471"/>
              <draw:equation draw:name="f7" draw:formula="?f4 / 1310630"/>
              <draw:equation draw:name="f8" draw:formula="0 * ?f5 / 1506471"/>
              <draw:equation draw:name="f9" draw:formula="655315 * ?f4 / 1310630"/>
              <draw:equation draw:name="f10" draw:formula="327658 * ?f5 / 1506471"/>
              <draw:equation draw:name="f11" draw:formula="0 * ?f4 / 1310630"/>
              <draw:equation draw:name="f12" draw:formula="1178814 * ?f5 / 1506471"/>
              <draw:equation draw:name="f13" draw:formula="1506471 * ?f5 / 1506471"/>
              <draw:equation draw:name="f14" draw:formula="1310630 * ?f4 / 1310630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7"/>
              <draw:equation draw:name="f19" draw:formula="?f12 / ?f6"/>
              <draw:equation draw:name="f20" draw:formula="?f13 / ?f6"/>
              <draw:equation draw:name="f21" draw:formula="?f14 / ?f7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8" draw:text-style-name="P7" draw:layer="layout" svg:width="1.844cm" svg:height="1.991cm" svg:x="21.163cm" svg:y="13.009cm">
            <text:p/>
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06471"/>
              <draw:equation draw:name="f7" draw:formula="?f4 / 1310630"/>
              <draw:equation draw:name="f8" draw:formula="0 * ?f5 / 1506471"/>
              <draw:equation draw:name="f9" draw:formula="655315 * ?f4 / 1310630"/>
              <draw:equation draw:name="f10" draw:formula="327658 * ?f5 / 1506471"/>
              <draw:equation draw:name="f11" draw:formula="0 * ?f4 / 1310630"/>
              <draw:equation draw:name="f12" draw:formula="1178814 * ?f5 / 1506471"/>
              <draw:equation draw:name="f13" draw:formula="1506471 * ?f5 / 1506471"/>
              <draw:equation draw:name="f14" draw:formula="1310630 * ?f4 / 1310630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7"/>
              <draw:equation draw:name="f19" draw:formula="?f12 / ?f6"/>
              <draw:equation draw:name="f20" draw:formula="?f13 / ?f6"/>
              <draw:equation draw:name="f21" draw:formula="?f14 / ?f7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9" draw:text-style-name="P8" draw:layer="layout" svg:width="1.845cm" svg:height="1.991cm" svg:x="19.17cm" svg:y="13.009cm">
            <text:p/>
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06471"/>
              <draw:equation draw:name="f7" draw:formula="?f4 / 1310630"/>
              <draw:equation draw:name="f8" draw:formula="0 * ?f5 / 1506471"/>
              <draw:equation draw:name="f9" draw:formula="655315 * ?f4 / 1310630"/>
              <draw:equation draw:name="f10" draw:formula="327658 * ?f5 / 1506471"/>
              <draw:equation draw:name="f11" draw:formula="0 * ?f4 / 1310630"/>
              <draw:equation draw:name="f12" draw:formula="1178814 * ?f5 / 1506471"/>
              <draw:equation draw:name="f13" draw:formula="1506471 * ?f5 / 1506471"/>
              <draw:equation draw:name="f14" draw:formula="1310630 * ?f4 / 1310630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7"/>
              <draw:equation draw:name="f19" draw:formula="?f12 / ?f6"/>
              <draw:equation draw:name="f20" draw:formula="?f13 / ?f6"/>
              <draw:equation draw:name="f21" draw:formula="?f14 / ?f7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</draw:g>
        <draw:frame draw:style-name="gr17" draw:text-style-name="P13" draw:layer="layout" svg:width="4.4cm" svg:height="0.962cm" svg:x="4.8cm" svg:y="16cm">
          <draw:text-box>
            <text:p>Java</text:p>
          </draw:text-box>
        </draw:frame>
        <draw:frame draw:style-name="gr17" draw:text-style-name="P13" draw:layer="layout" svg:width="4.4cm" svg:height="0.962cm" svg:x="12cm" svg:y="16cm">
          <draw:text-box>
            <text:p>Node.js</text:p>
          </draw:text-box>
        </draw:frame>
        <draw:frame draw:style-name="gr17" draw:text-style-name="P13" draw:layer="layout" svg:width="4.4cm" svg:height="0.962cm" svg:x="19.4cm" svg:y="16.2cm">
          <draw:text-box>
            <text:p>jProractor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ean" presentation:presentation-page-layout-name="AL3T15">
        <office:forms form:automatic-focus="false" form:apply-design-mode="false"/>
        <draw:frame presentation:style-name="pr5" draw:layer="layout" svg:width="26.48cm" svg:height="3.239cm" svg:x="1.72cm" svg:y="0.773cm" presentation:class="title">
          <draw:text-box>
            <text:p>Integration with QA / CI</text:p>
          </draw:text-box>
        </draw:frame>
        <draw:frame presentation:style-name="pr6" draw:layer="layout" svg:width="12.531cm" svg:height="5.246cm" svg:x="1.72cm" svg:y="5.2cm" presentation:class="outline">
          <draw:text-box>
            <text:list text:style-name="L3">
              <text:list-item>
                <text:p>Java offers Frameworks</text:p>
                <text:p>for integrating Selenium Tests with CI</text:p>
              </text:list-item>
            </text:list>
          </draw:text-box>
        </draw:frame>
        <draw:frame presentation:style-name="Clean-outline1" draw:layer="layout" svg:width="12.531cm" svg:height="5.246cm" svg:x="1.72cm" svg:y="10.945cm" presentation:class="outline">
          <draw:text-box>
            <text:list text:style-name="L3">
              <text:list-item>
                <text:p>Node.js offers multiple modules which have similar functionality</text:p>
              </text:list-item>
            </text:list>
          </draw:text-box>
        </draw:frame>
        <draw:custom-shape draw:style-name="gr18" draw:text-style-name="P15" draw:layer="layout" svg:width="4.391cm" svg:height="2.575cm" svg:x="16.809cm" svg:y="7.571cm">
          <text:p/>
          <draw:enhanced-geometry draw:mirror-horizontal="false" draw:mirror-vertical="false" svg:viewBox="0 0 0 0" draw:text-areas="?f8 ?f10 ?f11 ?f14" draw:type="ooxml-trapezoid" draw:modifiers="75000" draw:enhanced-path="M 0 ?f14 L ?f4 0 ?f5 0 ?f15 ?f14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4 "/>
            <draw:equation draw:name="f6" draw:formula="logwidth+0-?f3 "/>
            <draw:equation draw:name="f7" draw:formula="logwidth/3"/>
            <draw:equation draw:name="f8" draw:formula="?f7 *?f2 /?f1 "/>
            <draw:equation draw:name="f9" draw:formula="logheight/3"/>
            <draw:equation draw:name="f10" draw:formula="?f9 *?f2 /?f1 "/>
            <draw:equation draw:name="f11" draw:formula="logwidth+0-?f8 "/>
            <draw:equation draw:name="f12" draw:formula="logwidth/2"/>
            <draw:equation draw:name="f13" draw:formula="logheight/2"/>
            <draw:equation draw:name="f14" draw:formula="logheight"/>
            <draw:equation draw:name="f15" draw:formula="logwidth"/>
            <draw:handle draw:handle-position="?f4 0" draw:handle-range-x-maximum="?f1" draw:handle-range-x-minimum="0"/>
          </draw:enhanced-geometry>
        </draw:custom-shape>
        <draw:custom-shape draw:style-name="gr19" draw:text-style-name="P16" draw:layer="layout" svg:width="8.784cm" svg:height="2.575cm" svg:x="14.816cm" svg:y="10.184cm">
          <text:p/>
          <draw:enhanced-geometry draw:mirror-horizontal="false" draw:mirror-vertical="false" svg:viewBox="0 0 0 0" draw:text-areas="?f8 ?f10 ?f11 ?f14" draw:type="ooxml-trapezoid" draw:modifiers="75000" draw:enhanced-path="M 0 ?f14 L ?f4 0 ?f5 0 ?f15 ?f14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4 "/>
            <draw:equation draw:name="f6" draw:formula="logwidth+0-?f3 "/>
            <draw:equation draw:name="f7" draw:formula="logwidth/3"/>
            <draw:equation draw:name="f8" draw:formula="?f7 *?f2 /?f1 "/>
            <draw:equation draw:name="f9" draw:formula="logheight/3"/>
            <draw:equation draw:name="f10" draw:formula="?f9 *?f2 /?f1 "/>
            <draw:equation draw:name="f11" draw:formula="logwidth+0-?f8 "/>
            <draw:equation draw:name="f12" draw:formula="logwidth/2"/>
            <draw:equation draw:name="f13" draw:formula="logheight/2"/>
            <draw:equation draw:name="f14" draw:formula="logheight"/>
            <draw:equation draw:name="f15" draw:formula="logwidth"/>
            <draw:handle draw:handle-position="?f4 0" draw:handle-range-x-maximum="?f1" draw:handle-range-x-minimum="0"/>
          </draw:enhanced-geometry>
        </draw:custom-shape>
        <draw:custom-shape draw:style-name="gr20" draw:text-style-name="P17" draw:layer="layout" svg:width="13.176cm" svg:height="2.575cm" svg:x="12.868cm" svg:y="12.759cm">
          <text:p/>
          <draw:enhanced-geometry draw:mirror-horizontal="false" draw:mirror-vertical="false" svg:viewBox="0 0 0 0" draw:text-areas="?f8 ?f10 ?f11 ?f14" draw:type="ooxml-trapezoid" draw:modifiers="75000" draw:enhanced-path="M 0 ?f14 L ?f4 0 ?f5 0 ?f15 ?f14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4 "/>
            <draw:equation draw:name="f6" draw:formula="logwidth+0-?f3 "/>
            <draw:equation draw:name="f7" draw:formula="logwidth/3"/>
            <draw:equation draw:name="f8" draw:formula="?f7 *?f2 /?f1 "/>
            <draw:equation draw:name="f9" draw:formula="logheight/3"/>
            <draw:equation draw:name="f10" draw:formula="?f9 *?f2 /?f1 "/>
            <draw:equation draw:name="f11" draw:formula="logwidth+0-?f8 "/>
            <draw:equation draw:name="f12" draw:formula="logwidth/2"/>
            <draw:equation draw:name="f13" draw:formula="logheight/2"/>
            <draw:equation draw:name="f14" draw:formula="logheight"/>
            <draw:equation draw:name="f15" draw:formula="logwidth"/>
            <draw:handle draw:handle-position="?f4 0" draw:handle-range-x-maximum="?f1" draw:handle-range-x-minimum="0"/>
          </draw:enhanced-geometry>
        </draw:custom-shape>
        <draw:g>
          <draw:custom-shape draw:style-name="gr21" draw:text-style-name="P19" draw:layer="layout" svg:width="5.71cm" svg:height="1.829cm" svg:x="20.49cm" svg:y="9.827cm">
            <text:p text:style-name="P18"><text:span text:style-name="T1">Selenium</text:span></text:p>
            <draw:enhanced-geometry svg:viewBox="0 0 2641600 962025" draw:text-areas="?f24 ?f26 ?f25 ?f27" draw:glue-points="?f16 ?f17 ?f18 ?f19 ?f20 ?f19 ?f21 ?f17 ?f21 ?f22 ?f20 ?f23 ?f18 ?f23 ?f16 ?f22 ?f16 ?f17" draw:type="non-primitive" draw:enhanced-path="M 0 160341 C 0 71787 71787 0 160341 0 L 2481259 0 C 2569813 0 2641600 71787 2641600 160341 L 2641600 801684 C 2641600 890238 2569813 962025 2481259 962025 L 160341 962025 C 71787 962025 0 890238 0 801684 L 0 160341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41600"/>
              <draw:equation draw:name="f7" draw:formula="?f4 / 962025"/>
              <draw:equation draw:name="f8" draw:formula="0 * ?f5 / 2641600"/>
              <draw:equation draw:name="f9" draw:formula="160341 * ?f4 / 962025"/>
              <draw:equation draw:name="f10" draw:formula="160341 * ?f5 / 2641600"/>
              <draw:equation draw:name="f11" draw:formula="0 * ?f4 / 962025"/>
              <draw:equation draw:name="f12" draw:formula="2481259 * ?f5 / 2641600"/>
              <draw:equation draw:name="f13" draw:formula="2641600 * ?f5 / 2641600"/>
              <draw:equation draw:name="f14" draw:formula="801684 * ?f4 / 962025"/>
              <draw:equation draw:name="f15" draw:formula="962025 * ?f4 / 962025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21" draw:text-style-name="P19" draw:layer="layout" svg:width="5.71cm" svg:height="1.829cm" svg:x="20.49cm" svg:y="11.884cm">
            <text:p text:style-name="P18"><text:span text:style-name="T1">Cucumber</text:span></text:p>
            <draw:enhanced-geometry svg:viewBox="0 0 2641600 962025" draw:text-areas="?f24 ?f26 ?f25 ?f27" draw:glue-points="?f16 ?f17 ?f18 ?f19 ?f20 ?f19 ?f21 ?f17 ?f21 ?f22 ?f20 ?f23 ?f18 ?f23 ?f16 ?f22 ?f16 ?f17" draw:type="non-primitive" draw:enhanced-path="M 0 160341 C 0 71787 71787 0 160341 0 L 2481259 0 C 2569813 0 2641600 71787 2641600 160341 L 2641600 801684 C 2641600 890238 2569813 962025 2481259 962025 L 160341 962025 C 71787 962025 0 890238 0 801684 L 0 160341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41600"/>
              <draw:equation draw:name="f7" draw:formula="?f4 / 962025"/>
              <draw:equation draw:name="f8" draw:formula="0 * ?f5 / 2641600"/>
              <draw:equation draw:name="f9" draw:formula="160341 * ?f4 / 962025"/>
              <draw:equation draw:name="f10" draw:formula="160341 * ?f5 / 2641600"/>
              <draw:equation draw:name="f11" draw:formula="0 * ?f4 / 962025"/>
              <draw:equation draw:name="f12" draw:formula="2481259 * ?f5 / 2641600"/>
              <draw:equation draw:name="f13" draw:formula="2641600 * ?f5 / 2641600"/>
              <draw:equation draw:name="f14" draw:formula="801684 * ?f4 / 962025"/>
              <draw:equation draw:name="f15" draw:formula="962025 * ?f4 / 962025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21" draw:text-style-name="P19" draw:layer="layout" svg:width="5.71cm" svg:height="1.829cm" svg:x="20.49cm" svg:y="13.942cm">
            <text:p text:style-name="P18"><text:span text:style-name="T1">CI</text:span></text:p>
            <draw:enhanced-geometry svg:viewBox="0 0 2641600 962025" draw:text-areas="?f24 ?f26 ?f25 ?f27" draw:glue-points="?f16 ?f17 ?f18 ?f19 ?f20 ?f19 ?f21 ?f17 ?f21 ?f22 ?f20 ?f23 ?f18 ?f23 ?f16 ?f22 ?f16 ?f17" draw:type="non-primitive" draw:enhanced-path="M 0 160341 C 0 71787 71787 0 160341 0 L 2481259 0 C 2569813 0 2641600 71787 2641600 160341 L 2641600 801684 C 2641600 890238 2569813 962025 2481259 962025 L 160341 962025 C 71787 962025 0 890238 0 801684 L 0 160341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41600"/>
              <draw:equation draw:name="f7" draw:formula="?f4 / 962025"/>
              <draw:equation draw:name="f8" draw:formula="0 * ?f5 / 2641600"/>
              <draw:equation draw:name="f9" draw:formula="160341 * ?f4 / 962025"/>
              <draw:equation draw:name="f10" draw:formula="160341 * ?f5 / 2641600"/>
              <draw:equation draw:name="f11" draw:formula="0 * ?f4 / 962025"/>
              <draw:equation draw:name="f12" draw:formula="2481259 * ?f5 / 2641600"/>
              <draw:equation draw:name="f13" draw:formula="2641600 * ?f5 / 2641600"/>
              <draw:equation draw:name="f14" draw:formula="801684 * ?f4 / 962025"/>
              <draw:equation draw:name="f15" draw:formula="962025 * ?f4 / 962025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</draw:g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ean" presentation:presentation-page-layout-name="AL1T0">
        <office:forms form:automatic-focus="false" form:apply-design-mode="false"/>
        <draw:frame presentation:style-name="pr5" draw:layer="layout" svg:width="26.48cm" svg:height="3.239cm" svg:x="1.72cm" svg:y="0.773cm" presentation:class="title" presentation:user-transformed="true">
          <draw:text-box>
            <text:p>Frequently Used Selenium API</text:p>
          </draw:text-box>
        </draw:frame>
        <draw:frame presentation:style-name="pr7" draw:text-style-name="P21" draw:layer="layout" svg:width="25.68cm" svg:height="11cm" svg:x="1cm" svg:y="5.6cm" presentation:class="outline" presentation:user-transformed="true">
          <draw:text-box>
            <text:list text:style-name="L4">
              <text:list-item>
                <text:p text:style-name="P20"><text:span text:style-name="T2">ByClassName, ByCssSelector, ById, ByLinkText, ByName, ByPartialLinkText, ByTagName, ByXPath (nested classes of By)</text:span></text:p>
              </text:list-item>
              <text:list-item>
                <text:p text:style-name="P20"><text:span text:style-name="T2">ExpectedConditions</text:span></text:p>
              </text:list-item>
              <text:list-item>
                <text:p text:style-name="P20"><text:span text:style-name="T2">WebElement.FindElements</text:span></text:p>
              </text:list-item>
              <text:list-item>
                <text:p text:style-name="P20"><text:span text:style-name="T2">FluentWait</text:span></text:p>
                <text:p text:style-name="P20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ean" presentation:presentation-page-layout-name="AL4T1">
        <office:forms form:automatic-focus="false" form:apply-design-mode="false"/>
        <draw:frame presentation:style-name="pr5" draw:layer="layout" svg:width="26.48cm" svg:height="3.239cm" svg:x="1.72cm" svg:y="0.773cm" presentation:class="title">
          <draw:text-box>
            <text:p>Selenium with Protractor API</text:p>
          </draw:text-box>
        </draw:frame>
        <draw:frame presentation:style-name="pr8" draw:text-style-name="P21" draw:layer="layout" svg:width="25.68cm" svg:height="11cm" svg:x="1.72cm" svg:y="5.2cm" presentation:class="outline" presentation:user-transformed="true">
          <draw:text-box>
            <text:list text:style-name="L4">
              <text:list-item>
                <text:p text:style-name="P20"><text:span text:style-name="T2">ByClassName, ByCssSelector, ById, ByLinkText, ByName, ByPartialLinkText, ByTagName, ByXPath (nested classes of By)</text:span></text:p>
              </text:list-item>
              <text:list-item>
                <text:p text:style-name="P20"><text:span text:style-name="T2">NgBy subclass of JavaScriptBy: <text:s/>binding, buttonText,cssContainingText, model, options, repeater, repeaterRows, repeaterElement, selectedOption, selectedRepeaterOption </text:span></text:p>
              </text:list-item>
              <text:list-item>
                <text:p text:style-name="P20"><text:span text:style-name="T2">ExpectedConditions</text:span></text:p>
              </text:list-item>
              <text:list-item>
                <text:p text:style-name="P20"><text:span text:style-name="T2">WebElement.findElements</text:span></text:p>
              </text:list-item>
              <text:list-item>
                <text:p text:style-name="P20"><text:span text:style-name="T2">WebElement.evaluate</text:span></text:p>
              </text:list-item>
              <text:list-item>
                <text:p text:style-name="P20"><text:span text:style-name="T2">FluentWait</text:span></text:p>
              </text:list-item>
              <text:list-item>
                <text:p text:style-name="P20"><text:span text:style-name="T2">WebDriver.waitForAngular</text:span></text:p>
                <text:p text:style-name="P20"><text:span text:style-name="T2">`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ean" presentation:presentation-page-layout-name="AL4T1">
        <office:forms form:automatic-focus="false" form:apply-design-mode="false"/>
        <draw:frame presentation:style-name="pr5" draw:layer="layout" svg:width="26.48cm" svg:height="3.239cm" svg:x="1.72cm" svg:y="0.773cm" presentation:class="title">
          <draw:text-box>
            <text:p>WebDriver <text:s/>Wire Protocol</text:p>
          </draw:text-box>
        </draw:frame>
        <draw:frame draw:style-name="standard" draw:layer="layout" svg:width="25.679cm" svg:height="12.245cm" svg:x="1.72cm" svg:y="5.2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2">
              <table:table-cell table:style-name="ce1">
                <text:p text:style-name="P22"><text:span text:style-name="T3">Command</text:span></text:p>
              </table:table-cell>
              <table:table-cell>
                <text:p><text:span text:style-name="T4">Method</text:span></text:p>
              </table:table-cell>
              <table:table-cell>
                <text:p><text:span text:style-name="T4">URI Template</text:span></text:p>
              </table:table-cell>
            </table:table-row>
            <table:table-row table:style-name="ro1" table:default-cell-style-name="ce3">
              <table:table-cell>
                <text:p><text:span text:style-name="T5"><text:a xlink:href="https://w3c.github.io/webdriver/webdriver-spec.html#dfn-find-element" xlink:type="simple">Find Element</text:a></text:span></text:p>
              </table:table-cell>
              <table:table-cell>
                <text:p><text:span text:style-name="T5">POST</text:span></text:p>
              </table:table-cell>
              <table:table-cell table:style-name="ce4">
                <text:p><text:span text:style-name="T6">/session/{</text:span><text:span text:style-name="T7">session id</text:span><text:span text:style-name="T6">}/element</text:span></text:p>
              </table:table-cell>
            </table:table-row>
            <table:table-row table:style-name="ro1" table:default-cell-style-name="ce3">
              <table:table-cell>
                <text:p><text:span text:style-name="T5"><text:a xlink:href="https://w3c.github.io/webdriver/webdriver-spec.html#dfn-find-element-from-element" xlink:type="simple">Find Element From Element</text:a></text:span></text:p>
              </table:table-cell>
              <table:table-cell>
                <text:p><text:span text:style-name="T5">POST</text:span></text:p>
              </table:table-cell>
              <table:table-cell table:style-name="ce4">
                <text:p><text:span text:style-name="T6">/session/{</text:span><text:span text:style-name="T7">session id</text:span><text:span text:style-name="T6">}/element/{element id}/element</text:span></text:p>
              </table:table-cell>
            </table:table-row>
            <table:table-row table:style-name="ro1" table:default-cell-style-name="ce3">
              <table:table-cell>
                <text:p><text:span text:style-name="T5"><text:a xlink:href="https://w3c.github.io/webdriver/webdriver-spec.html#dfn-get-element-attribute" xlink:type="simple">Get Element Attribute</text:a></text:span></text:p>
              </table:table-cell>
              <table:table-cell>
                <text:p><text:span text:style-name="T5">GET</text:span></text:p>
              </table:table-cell>
              <table:table-cell table:style-name="ce4">
                <text:p><text:span text:style-name="T6">/session/{</text:span><text:span text:style-name="T7">session id</text:span><text:span text:style-name="T6">}/element/{</text:span><text:span text:style-name="T7">element id</text:span><text:span text:style-name="T6">}/attribute/{</text:span><text:span text:style-name="T7">name</text:span><text:span text:style-name="T6">}</text:span></text:p>
              </table:table-cell>
            </table:table-row>
            <table:table-row table:style-name="ro1" table:default-cell-style-name="ce3">
              <table:table-cell>
                <text:p><text:span text:style-name="T5"><text:a xlink:href="https://w3c.github.io/webdriver/webdriver-spec.html#dfn-get-element-property" xlink:type="simple">Get Element Property</text:a></text:span></text:p>
              </table:table-cell>
              <table:table-cell>
                <text:p><text:span text:style-name="T5">GET</text:span></text:p>
              </table:table-cell>
              <table:table-cell table:style-name="ce4">
                <text:p><text:span text:style-name="T6">/session/{</text:span><text:span text:style-name="T7">session id</text:span><text:span text:style-name="T6">}/element/{</text:span><text:span text:style-name="T7">element id</text:span><text:span text:style-name="T6">}/property/{</text:span><text:span text:style-name="T7">name</text:span><text:span text:style-name="T6">}</text:span></text:p>
              </table:table-cell>
            </table:table-row>
            <table:table-row table:style-name="ro1" table:default-cell-style-name="ce3">
              <table:table-cell>
                <text:p><text:span text:style-name="T5"><text:a xlink:href="https://w3c.github.io/webdriver/webdriver-spec.html#dfn-get-element-css-value" xlink:type="simple">Get Element CSS Value</text:a></text:span></text:p>
              </table:table-cell>
              <table:table-cell>
                <text:p><text:span text:style-name="T5">GET</text:span></text:p>
              </table:table-cell>
              <table:table-cell table:style-name="ce4">
                <text:p><text:span text:style-name="T6">/session/{</text:span><text:span text:style-name="T7">session id</text:span><text:span text:style-name="T6">}/element/{</text:span><text:span text:style-name="T7">element id</text:span><text:span text:style-name="T6">}/css/{</text:span><text:span text:style-name="T7">property name</text:span><text:span text:style-name="T6">}</text:span></text:p>
              </table:table-cell>
            </table:table-row>
            <table:table-row table:style-name="ro1" table:default-cell-style-name="ce3">
              <table:table-cell>
                <text:p><text:span text:style-name="T5"><text:a xlink:href="https://w3c.github.io/webdriver/webdriver-spec.html#dfn-get-element-text" xlink:type="simple">Get Element Text</text:a></text:span></text:p>
              </table:table-cell>
              <table:table-cell>
                <text:p><text:span text:style-name="T5">GET</text:span></text:p>
              </table:table-cell>
              <table:table-cell table:style-name="ce4">
                <text:p><text:span text:style-name="T6">/session/{</text:span><text:span text:style-name="T7">session id</text:span><text:span text:style-name="T6">}/element/{</text:span><text:span text:style-name="T7">element id</text:span><text:span text:style-name="T6">}/text</text:span></text:p>
              </table:table-cell>
            </table:table-row>
            <table:table-row table:style-name="ro1" table:default-cell-style-name="ce3">
              <table:table-cell>
                <text:p><text:span text:style-name="T5"><text:a xlink:href="https://w3c.github.io/webdriver/webdriver-spec.html#dfn-get-element-tag-name" xlink:type="simple">Get Element Tag Name</text:a></text:span></text:p>
              </table:table-cell>
              <table:table-cell>
                <text:p><text:span text:style-name="T5">GET</text:span></text:p>
              </table:table-cell>
              <table:table-cell table:style-name="ce4">
                <text:p><text:span text:style-name="T6">/session/{</text:span><text:span text:style-name="T7">session id</text:span><text:span text:style-name="T6">}/element/{</text:span><text:span text:style-name="T7">element id</text:span><text:span text:style-name="T6">}/name</text:span></text:p>
              </table:table-cell>
            </table:table-row>
            <table:table-row table:style-name="ro1" table:default-cell-style-name="ce3">
              <table:table-cell>
                <text:p><text:span text:style-name="T5"><text:a xlink:href="https://w3c.github.io/webdriver/webdriver-spec.html#dfn-get-element-rect" xlink:type="simple">Get Element Rect</text:a></text:span></text:p>
              </table:table-cell>
              <table:table-cell>
                <text:p><text:span text:style-name="T5">GET</text:span></text:p>
              </table:table-cell>
              <table:table-cell table:style-name="ce4">
                <text:p><text:span text:style-name="T6">/session/{</text:span><text:span text:style-name="T7">session id</text:span><text:span text:style-name="T6">}/element/{</text:span><text:span text:style-name="T7">element id</text:span><text:span text:style-name="T6">}/rect</text:span></text:p>
              </table:table-cell>
            </table:table-row>
            <table:table-row table:style-name="ro1" table:default-cell-style-name="ce3">
              <table:table-cell>
                <text:p><text:span text:style-name="T5"><text:a xlink:href="https://w3c.github.io/webdriver/webdriver-spec.html#dfn-execute-script" xlink:type="simple">Execute Script</text:a></text:span></text:p>
              </table:table-cell>
              <table:table-cell>
                <text:p><text:span text:style-name="T5">POST</text:span></text:p>
              </table:table-cell>
              <table:table-cell table:style-name="ce4">
                <text:p><text:span text:style-name="T6">/session/{</text:span><text:span text:style-name="T7">session id</text:span><text:span text:style-name="T6">}/execute/sync</text:span></text:p>
              </table:table-cell>
            </table:table-row>
            <table:table-row table:style-name="ro1" table:default-cell-style-name="ce3">
              <table:table-cell>
                <text:p><text:span text:style-name="T5"><text:a xlink:href="https://w3c.github.io/webdriver/webdriver-spec.html#dfn-execute-async-script" xlink:type="simple">Execute Async Script</text:a></text:span></text:p>
              </table:table-cell>
              <table:table-cell>
                <text:p><text:span text:style-name="T5">POST</text:span></text:p>
              </table:table-cell>
              <table:table-cell table:style-name="ce4">
                <text:p><text:span text:style-name="T6">/session/{</text:span><text:span text:style-name="T7">session id</text:span><text:span text:style-name="T6">}/execute/async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2" draw:text-style-name="P23" draw:layer="layout" svg:width="19.4cm" svg:height="0.763cm" svg:x="1.8cm" svg:y="17.8cm">
          <draw:text-box>
            <text:p><text:span text:style-name="T8">https://w3c.github.io/webdriver/webdriver-spec.html#dfn-command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ean" presentation:presentation-page-layout-name="AL4T1">
        <office:forms form:automatic-focus="false" form:apply-design-mode="false"/>
        <draw:frame presentation:style-name="pr5" draw:layer="layout" svg:width="26.48cm" svg:height="3.239cm" svg:x="1.72cm" svg:y="0.773cm" presentation:class="title">
          <draw:text-box>
            <text:p>Call Chain</text:p>
          </draw:text-box>
        </draw:frame>
        <draw:custom-shape draw:style-name="gr23" draw:text-style-name="P24" draw:layer="layout" svg:width="9.579cm" svg:height="7.405cm" svg:x="10.038cm" svg:y="7.2cm">
          <text:p/>
          <draw:enhanced-geometry svg:viewBox="0 0 4267200 3657600" draw:mirror-horizontal="false" draw:mirror-vertical="false" draw:text-areas="?f16 ?f18 ?f17 ?f19" draw:glue-points="?f12 ?f13 ?f14 ?f13 ?f14 ?f15 ?f12 ?f15 ?f12 ?f13" draw:type="non-primitive" draw:enhanced-path="M 0 0 L 4267200 0 4267200 3657600 0 36576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267200"/>
            <draw:equation draw:name="f7" draw:formula="?f4 / 3657600"/>
            <draw:equation draw:name="f8" draw:formula="0 * ?f5 / 4267200"/>
            <draw:equation draw:name="f9" draw:formula="0 * ?f4 / 3657600"/>
            <draw:equation draw:name="f10" draw:formula="4267200 * ?f5 / 4267200"/>
            <draw:equation draw:name="f11" draw:formula="3657600 * ?f4 / 3657600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  <draw:custom-shape draw:style-name="gr24" draw:text-style-name="P25" draw:layer="layout" svg:width="8.211cm" svg:height="7.405cm" svg:x="5.933cm" svg:y="7.2cm">
          <text:p/>
          <draw:enhanced-geometry svg:viewBox="0 0 21600 21600" draw:mirror-horizontal="false" draw:mirror-vertical="false" draw:path-stretchpoint-x="21600" draw:path-stretchpoint-y="21600" draw:text-areas="?f64 ?f66 ?f65 ?f67" draw:type="non-primitive" draw:modifiers="0 180" draw:enhanced-path="M ?f35 ?f36 A ?f120 ?f121 ?f122 ?f123 ?f35 ?f36 ?f117 ?f119 W ?f124 ?f125 ?f126 ?f127 ?f35 ?f36 ?f117 ?f119 L ?f11 ?f8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180"/>
            <draw:equation draw:name="f14" draw:formula="?f71"/>
            <draw:equation draw:name="f15" draw:formula="?f75"/>
            <draw:equation draw:name="f16" draw:formula="?f15 - ?f14"/>
            <draw:equation draw:name="f17" draw:formula="?f16 + 21600000"/>
            <draw:equation draw:name="f18" draw:formula="if(?f16, ?f16, ?f17)"/>
            <draw:equation draw:name="f19" draw:formula="?f14 + ?f1"/>
            <draw:equation draw:name="f20" draw:formula="?f19 * ?f12 / ?f0"/>
            <draw:equation draw:name="f21" draw:formula="0 - ?f20"/>
            <draw:equation draw:name="f22" draw:formula="cos(?f21)"/>
            <draw:equation draw:name="f23" draw:formula="0 - ?f22"/>
            <draw:equation draw:name="f24" draw:formula="?f23 * ?f10"/>
            <draw:equation draw:name="f25" draw:formula="sin(?f21)"/>
            <draw:equation draw:name="f26" draw:formula="0 - ?f25"/>
            <draw:equation draw:name="f27" draw:formula="?f26 * ?f7"/>
            <draw:equation draw:name="f28" draw:formula="0 - ?f27"/>
            <draw:equation draw:name="f29" draw:formula="0 - ?f24"/>
            <draw:equation draw:name="f30" draw:formula="atan2(?f28, ?f29)"/>
            <draw:equation draw:name="f31" draw:formula="-1 * sin(?f30)"/>
            <draw:equation draw:name="f32" draw:formula="?f31 * ?f10"/>
            <draw:equation draw:name="f33" draw:formula="-1 * cos(?f30)"/>
            <draw:equation draw:name="f34" draw:formula="?f33 * ?f7"/>
            <draw:equation draw:name="f35" draw:formula="?f11 + ?f32"/>
            <draw:equation draw:name="f36" draw:formula="?f8 + ?f34"/>
            <draw:equation draw:name="f37" draw:formula="?f15 + ?f1"/>
            <draw:equation draw:name="f38" draw:formula="?f37 * ?f12 / ?f0"/>
            <draw:equation draw:name="f39" draw:formula="0 - ?f38"/>
            <draw:equation draw:name="f40" draw:formula="cos(?f39)"/>
            <draw:equation draw:name="f41" draw:formula="0 - ?f40"/>
            <draw:equation draw:name="f42" draw:formula="?f41 * ?f10"/>
            <draw:equation draw:name="f43" draw:formula="sin(?f39)"/>
            <draw:equation draw:name="f44" draw:formula="0 - ?f43"/>
            <draw:equation draw:name="f45" draw:formula="?f44 * ?f7"/>
            <draw:equation draw:name="f46" draw:formula="0 - ?f45"/>
            <draw:equation draw:name="f47" draw:formula="0 - ?f42"/>
            <draw:equation draw:name="f48" draw:formula="atan2(?f46, ?f47)"/>
            <draw:equation draw:name="f49" draw:formula="-1 * sin(?f48)"/>
            <draw:equation draw:name="f50" draw:formula="?f49 * ?f10"/>
            <draw:equation draw:name="f51" draw:formula="-1 * cos(?f48)"/>
            <draw:equation draw:name="f52" draw:formula="?f51 * ?f7"/>
            <draw:equation draw:name="f53" draw:formula="?f11 + ?f50"/>
            <draw:equation draw:name="f54" draw:formula="?f8 + ?f52"/>
            <draw:equation draw:name="f55" draw:formula="2700000 + ?f1"/>
            <draw:equation draw:name="f56" draw:formula="?f55 * ?f12 / ?f0"/>
            <draw:equation draw:name="f57" draw:formula="0 - ?f56"/>
            <draw:equation draw:name="f58" draw:formula="sin(?f57)"/>
            <draw:equation draw:name="f59" draw:formula="0 - ?f58"/>
            <draw:equation draw:name="f60" draw:formula="?f59 * ?f10"/>
            <draw:equation draw:name="f61" draw:formula="cos(?f57)"/>
            <draw:equation draw:name="f62" draw:formula="0 - ?f61"/>
            <draw:equation draw:name="f63" draw:formula="?f62 * ?f7"/>
            <draw:equation draw:name="f64" draw:formula="?f11 - ?f60"/>
            <draw:equation draw:name="f65" draw:formula="?f11 + ?f60"/>
            <draw:equation draw:name="f66" draw:formula="?f8 - ?f63"/>
            <draw:equation draw:name="f67" draw:formula="?f8 + ?f63"/>
            <draw:equation draw:name="f68" draw:formula="0 - $0"/>
            <draw:equation draw:name="f69" draw:formula="?f68 * ?f0 / ?f13"/>
            <draw:equation draw:name="f70" draw:formula="?f69 - ?f1"/>
            <draw:equation draw:name="f71" draw:formula="0 - ?f70"/>
            <draw:equation draw:name="f72" draw:formula="0 - $1"/>
            <draw:equation draw:name="f73" draw:formula="?f72 * ?f0 / ?f13"/>
            <draw:equation draw:name="f74" draw:formula="?f73 - ?f1"/>
            <draw:equation draw:name="f75" draw:formula="0 - ?f74"/>
            <draw:equation draw:name="f76" draw:formula="?f35 - 10800"/>
            <draw:equation draw:name="f77" draw:formula="?f36 - 10800"/>
            <draw:equation draw:name="f78" draw:formula="sqrt(?f76 * ?f76 + ?f77 * ?f77 + 0 * 0)"/>
            <draw:equation draw:name="f79" draw:formula="atan2(?f76, ?f77)"/>
            <draw:equation draw:name="f80" draw:formula="?f79 + ?f1"/>
            <draw:equation draw:name="f81" draw:formula="?f80 * ?f13 / ?f0"/>
            <draw:equation draw:name="f82" draw:formula="0 - ?f81"/>
            <draw:equation draw:name="f83" draw:formula="?f53 - 10800"/>
            <draw:equation draw:name="f84" draw:formula="?f54 - 10800"/>
            <draw:equation draw:name="f85" draw:formula="sqrt(?f83 * ?f83 + ?f84 * ?f84 + 0 * 0)"/>
            <draw:equation draw:name="f86" draw:formula="atan2(?f83, ?f84)"/>
            <draw:equation draw:name="f87" draw:formula="?f86 + ?f1"/>
            <draw:equation draw:name="f88" draw:formula="?f87 * ?f13 / ?f0"/>
            <draw:equation draw:name="f89" draw:formula="0 - ?f88"/>
            <draw:equation draw:name="f90" draw:formula="21550000 - ?f18"/>
            <draw:equation draw:name="f91" draw:formula="if(?f90, ?f18, 21550000)"/>
            <draw:equation draw:name="f92" draw:formula="-21550000 - ?f91"/>
            <draw:equation draw:name="f93" draw:formula="if(?f92, -21550000, ?f91)"/>
            <draw:equation draw:name="f94" draw:formula="?f14 + ?f93"/>
            <draw:equation draw:name="f95" draw:formula="sqrt(?f24 * ?f24 + ?f27 * ?f27 + 0 * 0)"/>
            <draw:equation draw:name="f96" draw:formula="?f10 * ?f7 / ?f95"/>
            <draw:equation draw:name="f97" draw:formula="?f26 * ?f96"/>
            <draw:equation draw:name="f98" draw:formula="?f35 - ?f97"/>
            <draw:equation draw:name="f99" draw:formula="?f23 * ?f96"/>
            <draw:equation draw:name="f100" draw:formula="?f36 - ?f99"/>
            <draw:equation draw:name="f101" draw:formula="?f98 - ?f10"/>
            <draw:equation draw:name="f102" draw:formula="?f100 - ?f7"/>
            <draw:equation draw:name="f103" draw:formula="?f98 + ?f10"/>
            <draw:equation draw:name="f104" draw:formula="?f100 + ?f7"/>
            <draw:equation draw:name="f105" draw:formula="?f94 + ?f1"/>
            <draw:equation draw:name="f106" draw:formula="?f105 * ?f12 / ?f0"/>
            <draw:equation draw:name="f107" draw:formula="0 - ?f106"/>
            <draw:equation draw:name="f108" draw:formula="cos(?f107)"/>
            <draw:equation draw:name="f109" draw:formula="0 - ?f108"/>
            <draw:equation draw:name="f110" draw:formula="?f109 * ?f10"/>
            <draw:equation draw:name="f111" draw:formula="sin(?f107)"/>
            <draw:equation draw:name="f112" draw:formula="0 - ?f111"/>
            <draw:equation draw:name="f113" draw:formula="?f112 * ?f7"/>
            <draw:equation draw:name="f114" draw:formula="sqrt(?f110 * ?f110 + ?f113 * ?f113 + 0 * 0)"/>
            <draw:equation draw:name="f115" draw:formula="?f10 * ?f7 / ?f114"/>
            <draw:equation draw:name="f116" draw:formula="?f112 * ?f115"/>
            <draw:equation draw:name="f117" draw:formula="?f98 + ?f116"/>
            <draw:equation draw:name="f118" draw:formula="?f109 * ?f115"/>
            <draw:equation draw:name="f119" draw:formula="?f100 + ?f118"/>
            <draw:equation draw:name="f120" draw:formula="if(?f93, ?f35, ?f101)"/>
            <draw:equation draw:name="f121" draw:formula="if(?f93, ?f36, ?f102)"/>
            <draw:equation draw:name="f122" draw:formula="if(?f93, ?f35, ?f103)"/>
            <draw:equation draw:name="f123" draw:formula="if(?f93, ?f36, ?f104)"/>
            <draw:equation draw:name="f124" draw:formula="if(?f93, ?f101, ?f117)"/>
            <draw:equation draw:name="f125" draw:formula="if(?f93, ?f102, ?f119)"/>
            <draw:equation draw:name="f126" draw:formula="if(?f93, ?f103, ?f117)"/>
            <draw:equation draw:name="f127" draw:formula="if(?f93, ?f104, ?f119)"/>
          </draw:enhanced-geometry>
        </draw:custom-shape>
        <draw:custom-shape draw:style-name="gr25" draw:text-style-name="P24" draw:layer="layout" svg:width="9.579cm" svg:height="4.814cm" svg:x="10.038cm" svg:y="9.421cm">
          <text:p/>
          <draw:enhanced-geometry svg:viewBox="0 0 4267200 2377437" draw:mirror-horizontal="false" draw:mirror-vertical="false" draw:text-areas="?f16 ?f18 ?f17 ?f19" draw:glue-points="?f12 ?f13 ?f14 ?f13 ?f14 ?f15 ?f12 ?f15 ?f12 ?f13" draw:type="non-primitive" draw:enhanced-path="M 0 0 L 4267200 0 4267200 2377437 0 237743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267200"/>
            <draw:equation draw:name="f7" draw:formula="?f4 / 2377437"/>
            <draw:equation draw:name="f8" draw:formula="0 * ?f5 / 4267200"/>
            <draw:equation draw:name="f9" draw:formula="0 * ?f4 / 2377437"/>
            <draw:equation draw:name="f10" draw:formula="4267200 * ?f5 / 4267200"/>
            <draw:equation draw:name="f11" draw:formula="2377437 * ?f4 / 2377437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  <draw:custom-shape draw:style-name="gr26" draw:text-style-name="P25" draw:layer="layout" svg:width="5.337cm" svg:height="4.814cm" svg:x="7.431cm" svg:y="9.421cm">
          <text:p/>
          <draw:enhanced-geometry svg:viewBox="0 0 21600 21600" draw:mirror-horizontal="false" draw:mirror-vertical="false" draw:path-stretchpoint-x="21600" draw:path-stretchpoint-y="21600" draw:text-areas="?f64 ?f66 ?f65 ?f67" draw:type="non-primitive" draw:modifiers="0 180" draw:enhanced-path="M ?f35 ?f36 A ?f120 ?f121 ?f122 ?f123 ?f35 ?f36 ?f117 ?f119 W ?f124 ?f125 ?f126 ?f127 ?f35 ?f36 ?f117 ?f119 L ?f11 ?f8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180"/>
            <draw:equation draw:name="f14" draw:formula="?f71"/>
            <draw:equation draw:name="f15" draw:formula="?f75"/>
            <draw:equation draw:name="f16" draw:formula="?f15 - ?f14"/>
            <draw:equation draw:name="f17" draw:formula="?f16 + 21600000"/>
            <draw:equation draw:name="f18" draw:formula="if(?f16, ?f16, ?f17)"/>
            <draw:equation draw:name="f19" draw:formula="?f14 + ?f1"/>
            <draw:equation draw:name="f20" draw:formula="?f19 * ?f12 / ?f0"/>
            <draw:equation draw:name="f21" draw:formula="0 - ?f20"/>
            <draw:equation draw:name="f22" draw:formula="cos(?f21)"/>
            <draw:equation draw:name="f23" draw:formula="0 - ?f22"/>
            <draw:equation draw:name="f24" draw:formula="?f23 * ?f10"/>
            <draw:equation draw:name="f25" draw:formula="sin(?f21)"/>
            <draw:equation draw:name="f26" draw:formula="0 - ?f25"/>
            <draw:equation draw:name="f27" draw:formula="?f26 * ?f7"/>
            <draw:equation draw:name="f28" draw:formula="0 - ?f27"/>
            <draw:equation draw:name="f29" draw:formula="0 - ?f24"/>
            <draw:equation draw:name="f30" draw:formula="atan2(?f28, ?f29)"/>
            <draw:equation draw:name="f31" draw:formula="-1 * sin(?f30)"/>
            <draw:equation draw:name="f32" draw:formula="?f31 * ?f10"/>
            <draw:equation draw:name="f33" draw:formula="-1 * cos(?f30)"/>
            <draw:equation draw:name="f34" draw:formula="?f33 * ?f7"/>
            <draw:equation draw:name="f35" draw:formula="?f11 + ?f32"/>
            <draw:equation draw:name="f36" draw:formula="?f8 + ?f34"/>
            <draw:equation draw:name="f37" draw:formula="?f15 + ?f1"/>
            <draw:equation draw:name="f38" draw:formula="?f37 * ?f12 / ?f0"/>
            <draw:equation draw:name="f39" draw:formula="0 - ?f38"/>
            <draw:equation draw:name="f40" draw:formula="cos(?f39)"/>
            <draw:equation draw:name="f41" draw:formula="0 - ?f40"/>
            <draw:equation draw:name="f42" draw:formula="?f41 * ?f10"/>
            <draw:equation draw:name="f43" draw:formula="sin(?f39)"/>
            <draw:equation draw:name="f44" draw:formula="0 - ?f43"/>
            <draw:equation draw:name="f45" draw:formula="?f44 * ?f7"/>
            <draw:equation draw:name="f46" draw:formula="0 - ?f45"/>
            <draw:equation draw:name="f47" draw:formula="0 - ?f42"/>
            <draw:equation draw:name="f48" draw:formula="atan2(?f46, ?f47)"/>
            <draw:equation draw:name="f49" draw:formula="-1 * sin(?f48)"/>
            <draw:equation draw:name="f50" draw:formula="?f49 * ?f10"/>
            <draw:equation draw:name="f51" draw:formula="-1 * cos(?f48)"/>
            <draw:equation draw:name="f52" draw:formula="?f51 * ?f7"/>
            <draw:equation draw:name="f53" draw:formula="?f11 + ?f50"/>
            <draw:equation draw:name="f54" draw:formula="?f8 + ?f52"/>
            <draw:equation draw:name="f55" draw:formula="2700000 + ?f1"/>
            <draw:equation draw:name="f56" draw:formula="?f55 * ?f12 / ?f0"/>
            <draw:equation draw:name="f57" draw:formula="0 - ?f56"/>
            <draw:equation draw:name="f58" draw:formula="sin(?f57)"/>
            <draw:equation draw:name="f59" draw:formula="0 - ?f58"/>
            <draw:equation draw:name="f60" draw:formula="?f59 * ?f10"/>
            <draw:equation draw:name="f61" draw:formula="cos(?f57)"/>
            <draw:equation draw:name="f62" draw:formula="0 - ?f61"/>
            <draw:equation draw:name="f63" draw:formula="?f62 * ?f7"/>
            <draw:equation draw:name="f64" draw:formula="?f11 - ?f60"/>
            <draw:equation draw:name="f65" draw:formula="?f11 + ?f60"/>
            <draw:equation draw:name="f66" draw:formula="?f8 - ?f63"/>
            <draw:equation draw:name="f67" draw:formula="?f8 + ?f63"/>
            <draw:equation draw:name="f68" draw:formula="0 - $0"/>
            <draw:equation draw:name="f69" draw:formula="?f68 * ?f0 / ?f13"/>
            <draw:equation draw:name="f70" draw:formula="?f69 - ?f1"/>
            <draw:equation draw:name="f71" draw:formula="0 - ?f70"/>
            <draw:equation draw:name="f72" draw:formula="0 - $1"/>
            <draw:equation draw:name="f73" draw:formula="?f72 * ?f0 / ?f13"/>
            <draw:equation draw:name="f74" draw:formula="?f73 - ?f1"/>
            <draw:equation draw:name="f75" draw:formula="0 - ?f74"/>
            <draw:equation draw:name="f76" draw:formula="?f35 - 10800"/>
            <draw:equation draw:name="f77" draw:formula="?f36 - 10800"/>
            <draw:equation draw:name="f78" draw:formula="sqrt(?f76 * ?f76 + ?f77 * ?f77 + 0 * 0)"/>
            <draw:equation draw:name="f79" draw:formula="atan2(?f76, ?f77)"/>
            <draw:equation draw:name="f80" draw:formula="?f79 + ?f1"/>
            <draw:equation draw:name="f81" draw:formula="?f80 * ?f13 / ?f0"/>
            <draw:equation draw:name="f82" draw:formula="0 - ?f81"/>
            <draw:equation draw:name="f83" draw:formula="?f53 - 10800"/>
            <draw:equation draw:name="f84" draw:formula="?f54 - 10800"/>
            <draw:equation draw:name="f85" draw:formula="sqrt(?f83 * ?f83 + ?f84 * ?f84 + 0 * 0)"/>
            <draw:equation draw:name="f86" draw:formula="atan2(?f83, ?f84)"/>
            <draw:equation draw:name="f87" draw:formula="?f86 + ?f1"/>
            <draw:equation draw:name="f88" draw:formula="?f87 * ?f13 / ?f0"/>
            <draw:equation draw:name="f89" draw:formula="0 - ?f88"/>
            <draw:equation draw:name="f90" draw:formula="21550000 - ?f18"/>
            <draw:equation draw:name="f91" draw:formula="if(?f90, ?f18, 21550000)"/>
            <draw:equation draw:name="f92" draw:formula="-21550000 - ?f91"/>
            <draw:equation draw:name="f93" draw:formula="if(?f92, -21550000, ?f91)"/>
            <draw:equation draw:name="f94" draw:formula="?f14 + ?f93"/>
            <draw:equation draw:name="f95" draw:formula="sqrt(?f24 * ?f24 + ?f27 * ?f27 + 0 * 0)"/>
            <draw:equation draw:name="f96" draw:formula="?f10 * ?f7 / ?f95"/>
            <draw:equation draw:name="f97" draw:formula="?f26 * ?f96"/>
            <draw:equation draw:name="f98" draw:formula="?f35 - ?f97"/>
            <draw:equation draw:name="f99" draw:formula="?f23 * ?f96"/>
            <draw:equation draw:name="f100" draw:formula="?f36 - ?f99"/>
            <draw:equation draw:name="f101" draw:formula="?f98 - ?f10"/>
            <draw:equation draw:name="f102" draw:formula="?f100 - ?f7"/>
            <draw:equation draw:name="f103" draw:formula="?f98 + ?f10"/>
            <draw:equation draw:name="f104" draw:formula="?f100 + ?f7"/>
            <draw:equation draw:name="f105" draw:formula="?f94 + ?f1"/>
            <draw:equation draw:name="f106" draw:formula="?f105 * ?f12 / ?f0"/>
            <draw:equation draw:name="f107" draw:formula="0 - ?f106"/>
            <draw:equation draw:name="f108" draw:formula="cos(?f107)"/>
            <draw:equation draw:name="f109" draw:formula="0 - ?f108"/>
            <draw:equation draw:name="f110" draw:formula="?f109 * ?f10"/>
            <draw:equation draw:name="f111" draw:formula="sin(?f107)"/>
            <draw:equation draw:name="f112" draw:formula="0 - ?f111"/>
            <draw:equation draw:name="f113" draw:formula="?f112 * ?f7"/>
            <draw:equation draw:name="f114" draw:formula="sqrt(?f110 * ?f110 + ?f113 * ?f113 + 0 * 0)"/>
            <draw:equation draw:name="f115" draw:formula="?f10 * ?f7 / ?f114"/>
            <draw:equation draw:name="f116" draw:formula="?f112 * ?f115"/>
            <draw:equation draw:name="f117" draw:formula="?f98 + ?f116"/>
            <draw:equation draw:name="f118" draw:formula="?f109 * ?f115"/>
            <draw:equation draw:name="f119" draw:formula="?f100 + ?f118"/>
            <draw:equation draw:name="f120" draw:formula="if(?f93, ?f35, ?f101)"/>
            <draw:equation draw:name="f121" draw:formula="if(?f93, ?f36, ?f102)"/>
            <draw:equation draw:name="f122" draw:formula="if(?f93, ?f35, ?f103)"/>
            <draw:equation draw:name="f123" draw:formula="if(?f93, ?f36, ?f104)"/>
            <draw:equation draw:name="f124" draw:formula="if(?f93, ?f101, ?f117)"/>
            <draw:equation draw:name="f125" draw:formula="if(?f93, ?f102, ?f119)"/>
            <draw:equation draw:name="f126" draw:formula="if(?f93, ?f103, ?f117)"/>
            <draw:equation draw:name="f127" draw:formula="if(?f93, ?f104, ?f119)"/>
          </draw:enhanced-geometry>
        </draw:custom-shape>
        <draw:custom-shape draw:style-name="gr26" draw:text-style-name="P25" draw:layer="layout" svg:width="2.463cm" svg:height="2.221cm" svg:x="8.888cm" svg:y="11.643cm">
          <text:p/>
          <draw:enhanced-geometry svg:viewBox="0 0 21600 21600" draw:mirror-horizontal="false" draw:mirror-vertical="false" draw:path-stretchpoint-x="21600" draw:path-stretchpoint-y="21600" draw:text-areas="?f64 ?f66 ?f65 ?f67" draw:type="non-primitive" draw:modifiers="0 180" draw:enhanced-path="M ?f35 ?f36 A ?f120 ?f121 ?f122 ?f123 ?f35 ?f36 ?f117 ?f119 W ?f124 ?f125 ?f126 ?f127 ?f35 ?f36 ?f117 ?f119 L ?f11 ?f8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180"/>
            <draw:equation draw:name="f14" draw:formula="?f71"/>
            <draw:equation draw:name="f15" draw:formula="?f75"/>
            <draw:equation draw:name="f16" draw:formula="?f15 - ?f14"/>
            <draw:equation draw:name="f17" draw:formula="?f16 + 21600000"/>
            <draw:equation draw:name="f18" draw:formula="if(?f16, ?f16, ?f17)"/>
            <draw:equation draw:name="f19" draw:formula="?f14 + ?f1"/>
            <draw:equation draw:name="f20" draw:formula="?f19 * ?f12 / ?f0"/>
            <draw:equation draw:name="f21" draw:formula="0 - ?f20"/>
            <draw:equation draw:name="f22" draw:formula="cos(?f21)"/>
            <draw:equation draw:name="f23" draw:formula="0 - ?f22"/>
            <draw:equation draw:name="f24" draw:formula="?f23 * ?f10"/>
            <draw:equation draw:name="f25" draw:formula="sin(?f21)"/>
            <draw:equation draw:name="f26" draw:formula="0 - ?f25"/>
            <draw:equation draw:name="f27" draw:formula="?f26 * ?f7"/>
            <draw:equation draw:name="f28" draw:formula="0 - ?f27"/>
            <draw:equation draw:name="f29" draw:formula="0 - ?f24"/>
            <draw:equation draw:name="f30" draw:formula="atan2(?f28, ?f29)"/>
            <draw:equation draw:name="f31" draw:formula="-1 * sin(?f30)"/>
            <draw:equation draw:name="f32" draw:formula="?f31 * ?f10"/>
            <draw:equation draw:name="f33" draw:formula="-1 * cos(?f30)"/>
            <draw:equation draw:name="f34" draw:formula="?f33 * ?f7"/>
            <draw:equation draw:name="f35" draw:formula="?f11 + ?f32"/>
            <draw:equation draw:name="f36" draw:formula="?f8 + ?f34"/>
            <draw:equation draw:name="f37" draw:formula="?f15 + ?f1"/>
            <draw:equation draw:name="f38" draw:formula="?f37 * ?f12 / ?f0"/>
            <draw:equation draw:name="f39" draw:formula="0 - ?f38"/>
            <draw:equation draw:name="f40" draw:formula="cos(?f39)"/>
            <draw:equation draw:name="f41" draw:formula="0 - ?f40"/>
            <draw:equation draw:name="f42" draw:formula="?f41 * ?f10"/>
            <draw:equation draw:name="f43" draw:formula="sin(?f39)"/>
            <draw:equation draw:name="f44" draw:formula="0 - ?f43"/>
            <draw:equation draw:name="f45" draw:formula="?f44 * ?f7"/>
            <draw:equation draw:name="f46" draw:formula="0 - ?f45"/>
            <draw:equation draw:name="f47" draw:formula="0 - ?f42"/>
            <draw:equation draw:name="f48" draw:formula="atan2(?f46, ?f47)"/>
            <draw:equation draw:name="f49" draw:formula="-1 * sin(?f48)"/>
            <draw:equation draw:name="f50" draw:formula="?f49 * ?f10"/>
            <draw:equation draw:name="f51" draw:formula="-1 * cos(?f48)"/>
            <draw:equation draw:name="f52" draw:formula="?f51 * ?f7"/>
            <draw:equation draw:name="f53" draw:formula="?f11 + ?f50"/>
            <draw:equation draw:name="f54" draw:formula="?f8 + ?f52"/>
            <draw:equation draw:name="f55" draw:formula="2700000 + ?f1"/>
            <draw:equation draw:name="f56" draw:formula="?f55 * ?f12 / ?f0"/>
            <draw:equation draw:name="f57" draw:formula="0 - ?f56"/>
            <draw:equation draw:name="f58" draw:formula="sin(?f57)"/>
            <draw:equation draw:name="f59" draw:formula="0 - ?f58"/>
            <draw:equation draw:name="f60" draw:formula="?f59 * ?f10"/>
            <draw:equation draw:name="f61" draw:formula="cos(?f57)"/>
            <draw:equation draw:name="f62" draw:formula="0 - ?f61"/>
            <draw:equation draw:name="f63" draw:formula="?f62 * ?f7"/>
            <draw:equation draw:name="f64" draw:formula="?f11 - ?f60"/>
            <draw:equation draw:name="f65" draw:formula="?f11 + ?f60"/>
            <draw:equation draw:name="f66" draw:formula="?f8 - ?f63"/>
            <draw:equation draw:name="f67" draw:formula="?f8 + ?f63"/>
            <draw:equation draw:name="f68" draw:formula="0 - $0"/>
            <draw:equation draw:name="f69" draw:formula="?f68 * ?f0 / ?f13"/>
            <draw:equation draw:name="f70" draw:formula="?f69 - ?f1"/>
            <draw:equation draw:name="f71" draw:formula="0 - ?f70"/>
            <draw:equation draw:name="f72" draw:formula="0 - $1"/>
            <draw:equation draw:name="f73" draw:formula="?f72 * ?f0 / ?f13"/>
            <draw:equation draw:name="f74" draw:formula="?f73 - ?f1"/>
            <draw:equation draw:name="f75" draw:formula="0 - ?f74"/>
            <draw:equation draw:name="f76" draw:formula="?f35 - 10800"/>
            <draw:equation draw:name="f77" draw:formula="?f36 - 10800"/>
            <draw:equation draw:name="f78" draw:formula="sqrt(?f76 * ?f76 + ?f77 * ?f77 + 0 * 0)"/>
            <draw:equation draw:name="f79" draw:formula="atan2(?f76, ?f77)"/>
            <draw:equation draw:name="f80" draw:formula="?f79 + ?f1"/>
            <draw:equation draw:name="f81" draw:formula="?f80 * ?f13 / ?f0"/>
            <draw:equation draw:name="f82" draw:formula="0 - ?f81"/>
            <draw:equation draw:name="f83" draw:formula="?f53 - 10800"/>
            <draw:equation draw:name="f84" draw:formula="?f54 - 10800"/>
            <draw:equation draw:name="f85" draw:formula="sqrt(?f83 * ?f83 + ?f84 * ?f84 + 0 * 0)"/>
            <draw:equation draw:name="f86" draw:formula="atan2(?f83, ?f84)"/>
            <draw:equation draw:name="f87" draw:formula="?f86 + ?f1"/>
            <draw:equation draw:name="f88" draw:formula="?f87 * ?f13 / ?f0"/>
            <draw:equation draw:name="f89" draw:formula="0 - ?f88"/>
            <draw:equation draw:name="f90" draw:formula="21550000 - ?f18"/>
            <draw:equation draw:name="f91" draw:formula="if(?f90, ?f18, 21550000)"/>
            <draw:equation draw:name="f92" draw:formula="-21550000 - ?f91"/>
            <draw:equation draw:name="f93" draw:formula="if(?f92, -21550000, ?f91)"/>
            <draw:equation draw:name="f94" draw:formula="?f14 + ?f93"/>
            <draw:equation draw:name="f95" draw:formula="sqrt(?f24 * ?f24 + ?f27 * ?f27 + 0 * 0)"/>
            <draw:equation draw:name="f96" draw:formula="?f10 * ?f7 / ?f95"/>
            <draw:equation draw:name="f97" draw:formula="?f26 * ?f96"/>
            <draw:equation draw:name="f98" draw:formula="?f35 - ?f97"/>
            <draw:equation draw:name="f99" draw:formula="?f23 * ?f96"/>
            <draw:equation draw:name="f100" draw:formula="?f36 - ?f99"/>
            <draw:equation draw:name="f101" draw:formula="?f98 - ?f10"/>
            <draw:equation draw:name="f102" draw:formula="?f100 - ?f7"/>
            <draw:equation draw:name="f103" draw:formula="?f98 + ?f10"/>
            <draw:equation draw:name="f104" draw:formula="?f100 + ?f7"/>
            <draw:equation draw:name="f105" draw:formula="?f94 + ?f1"/>
            <draw:equation draw:name="f106" draw:formula="?f105 * ?f12 / ?f0"/>
            <draw:equation draw:name="f107" draw:formula="0 - ?f106"/>
            <draw:equation draw:name="f108" draw:formula="cos(?f107)"/>
            <draw:equation draw:name="f109" draw:formula="0 - ?f108"/>
            <draw:equation draw:name="f110" draw:formula="?f109 * ?f10"/>
            <draw:equation draw:name="f111" draw:formula="sin(?f107)"/>
            <draw:equation draw:name="f112" draw:formula="0 - ?f111"/>
            <draw:equation draw:name="f113" draw:formula="?f112 * ?f7"/>
            <draw:equation draw:name="f114" draw:formula="sqrt(?f110 * ?f110 + ?f113 * ?f113 + 0 * 0)"/>
            <draw:equation draw:name="f115" draw:formula="?f10 * ?f7 / ?f114"/>
            <draw:equation draw:name="f116" draw:formula="?f112 * ?f115"/>
            <draw:equation draw:name="f117" draw:formula="?f98 + ?f116"/>
            <draw:equation draw:name="f118" draw:formula="?f109 * ?f115"/>
            <draw:equation draw:name="f119" draw:formula="?f100 + ?f118"/>
            <draw:equation draw:name="f120" draw:formula="if(?f93, ?f35, ?f101)"/>
            <draw:equation draw:name="f121" draw:formula="if(?f93, ?f36, ?f102)"/>
            <draw:equation draw:name="f122" draw:formula="if(?f93, ?f35, ?f103)"/>
            <draw:equation draw:name="f123" draw:formula="if(?f93, ?f36, ?f104)"/>
            <draw:equation draw:name="f124" draw:formula="if(?f93, ?f101, ?f117)"/>
            <draw:equation draw:name="f125" draw:formula="if(?f93, ?f102, ?f119)"/>
            <draw:equation draw:name="f126" draw:formula="if(?f93, ?f103, ?f117)"/>
            <draw:equation draw:name="f127" draw:formula="if(?f93, ?f104, ?f119)"/>
          </draw:enhanced-geometry>
        </draw:custom-shape>
        <draw:custom-shape draw:style-name="gr27" draw:text-style-name="P24" draw:layer="layout" svg:width="9.579cm" svg:height="2.221cm" svg:x="10.038cm" svg:y="11.642cm">
          <text:p/>
          <draw:enhanced-geometry svg:viewBox="0 0 4267200 1097278" draw:mirror-horizontal="false" draw:mirror-vertical="false" draw:text-areas="?f16 ?f18 ?f17 ?f19" draw:glue-points="?f12 ?f13 ?f14 ?f13 ?f14 ?f15 ?f12 ?f15 ?f12 ?f13" draw:type="non-primitive" draw:enhanced-path="M 0 0 L 4267200 0 4267200 1097278 0 1097278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267200"/>
            <draw:equation draw:name="f7" draw:formula="?f4 / 1097278"/>
            <draw:equation draw:name="f8" draw:formula="0 * ?f5 / 4267200"/>
            <draw:equation draw:name="f9" draw:formula="0 * ?f4 / 1097278"/>
            <draw:equation draw:name="f10" draw:formula="4267200 * ?f5 / 4267200"/>
            <draw:equation draw:name="f11" draw:formula="1097278 * ?f4 / 1097278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  <draw:custom-shape draw:style-name="gr28" draw:text-style-name="P27" draw:layer="layout" svg:width="9.105cm" svg:height="2.221cm" svg:x="10.513cm" svg:y="7.2cm">
          <text:list text:style-name="L6">
            <text:list-item>
              <text:list>
                <text:list-item>
                  <text:p text:style-name="P26"><text:span text:style-name="T9">Cucumber, TestNg, Junit, ...</text:span></text:p>
                </text:list-item>
                <text:list-item>
                  <text:p text:style-name="P26"><text:span text:style-name="T9">Page Opjects, ...</text:span></text:p>
                </text:list-item>
              </text:list>
            </text:list-item>
          </text:list>
          <draw:enhanced-geometry svg:viewBox="0 0 2133600 1097282" draw:mirror-horizontal="false" draw:mirror-vertical="false" draw:text-areas="?f16 ?f18 ?f17 ?f19" draw:glue-points="?f12 ?f13 ?f14 ?f13 ?f14 ?f15 ?f12 ?f15 ?f12 ?f13" draw:type="non-primitive" draw:enhanced-path="M 0 0 L 2133600 0 2133600 1097282 0 1097282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33600"/>
            <draw:equation draw:name="f7" draw:formula="?f4 / 1097282"/>
            <draw:equation draw:name="f8" draw:formula="0 * ?f5 / 2133600"/>
            <draw:equation draw:name="f9" draw:formula="0 * ?f4 / 1097282"/>
            <draw:equation draw:name="f10" draw:formula="2133600 * ?f5 / 2133600"/>
            <draw:equation draw:name="f11" draw:formula="1097282 * ?f4 / 1097282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  <draw:custom-shape draw:style-name="gr29" draw:text-style-name="P27" draw:layer="layout" svg:width="9.105cm" svg:height="2.222cm" svg:x="10.513cm" svg:y="9.421cm">
          <text:list text:style-name="L7">
            <text:list-item>
              <text:list>
                <text:list-item>
                  <text:p text:style-name="P26"><text:span text:style-name="T9">Selenium</text:span></text:p>
                </text:list-item>
                <text:list-item>
                  <text:p text:style-name="P26"><text:span text:style-name="T9">Protractor API</text:span></text:p>
                </text:list-item>
              </text:list>
            </text:list-item>
          </text:list>
          <draw:enhanced-geometry svg:viewBox="0 0 2133600 1097278" draw:mirror-horizontal="false" draw:mirror-vertical="false" draw:text-areas="?f16 ?f18 ?f17 ?f19" draw:glue-points="?f12 ?f13 ?f14 ?f13 ?f14 ?f15 ?f12 ?f15 ?f12 ?f13" draw:type="non-primitive" draw:enhanced-path="M 0 0 L 2133600 0 2133600 1097278 0 1097278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33600"/>
            <draw:equation draw:name="f7" draw:formula="?f4 / 1097278"/>
            <draw:equation draw:name="f8" draw:formula="0 * ?f5 / 2133600"/>
            <draw:equation draw:name="f9" draw:formula="0 * ?f4 / 1097278"/>
            <draw:equation draw:name="f10" draw:formula="2133600 * ?f5 / 2133600"/>
            <draw:equation draw:name="f11" draw:formula="1097278 * ?f4 / 1097278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  <draw:custom-shape draw:style-name="gr30" draw:text-style-name="P27" draw:layer="layout" svg:width="8.161cm" svg:height="2.222cm" svg:x="10.433cm" svg:y="11.608cm">
          <text:list text:style-name="L6">
            <text:list-item>
              <text:list>
                <text:list-item>
                  <text:p text:style-name="P26"><text:span text:style-name="T9">Angular, Javascript</text:span></text:p>
                </text:list-item>
                <text:list-item>
                  <text:p text:style-name="P26"><text:span text:style-name="T9">Browser</text:span></text:p>
                </text:list-item>
              </text:list>
            </text:list-item>
          </text:list>
          <draw:enhanced-geometry svg:viewBox="0 0 2133600 1097278" draw:mirror-horizontal="false" draw:mirror-vertical="false" draw:text-areas="?f16 ?f18 ?f17 ?f19" draw:glue-points="?f12 ?f13 ?f14 ?f13 ?f14 ?f15 ?f12 ?f15 ?f12 ?f13" draw:type="non-primitive" draw:enhanced-path="M 0 0 L 2133600 0 2133600 1097278 0 1097278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33600"/>
            <draw:equation draw:name="f7" draw:formula="?f4 / 1097278"/>
            <draw:equation draw:name="f8" draw:formula="0 * ?f5 / 2133600"/>
            <draw:equation draw:name="f9" draw:formula="0 * ?f4 / 1097278"/>
            <draw:equation draw:name="f10" draw:formula="2133600 * ?f5 / 2133600"/>
            <draw:equation draw:name="f11" draw:formula="1097278 * ?f4 / 1097278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ean" presentation:presentation-page-layout-name="AL4T1">
        <office:forms form:automatic-focus="false" form:apply-design-mode="false"/>
        <draw:frame presentation:style-name="pr5" draw:layer="layout" svg:width="26.48cm" svg:height="3.239cm" svg:x="1.72cm" svg:y="0.773cm" presentation:class="title">
          <draw:text-box>
            <text:p>Clientsidescripts.js</text:p>
          </draw:text-box>
        </draw:frame>
        <draw:frame presentation:style-name="pr9" draw:text-style-name="P29" draw:layer="layout" svg:width="25.68cm" svg:height="11cm" svg:x="1.72cm" svg:y="5.2cm" presentation:class="outline">
          <draw:text-box>
            <text:p text:style-name="P28"><text:span text:style-name="T10"><text:s/></text:span><text:span text:style-name="T10">/**</text:span></text:p>
            <text:p text:style-name="P28"><text:span text:style-name="T10"><text:s text:c="2"/></text:span><text:span text:style-name="T10">* Evaluate an Angular expression in the context of a given element.</text:span></text:p>
            <text:p text:style-name="P28"><text:span text:style-name="T10"><text:s text:c="2"/></text:span><text:span text:style-name="T10">* arguments[0] {Element} The element in whose scope to evaluate.</text:span></text:p>
            <text:p text:style-name="P28"><text:span text:style-name="T10"><text:s text:c="2"/></text:span><text:span text:style-name="T10">* arguments[1] {string} The expression to evaluate.</text:span></text:p>
            <text:p text:style-name="P28"><text:span text:style-name="T10"><text:s text:c="2"/></text:span><text:span text:style-name="T10">* @return {?Object} The result of the evaluation.</text:span></text:p>
            <text:p text:style-name="P28"><text:span text:style-name="T10"><text:s text:c="2"/></text:span><text:span text:style-name="T10">*/</text:span></text:p>
            <text:p text:style-name="P28"><text:span text:style-name="T10"><text:s/></text:span><text:span text:style-name="T10">var element = arguments[0];</text:span></text:p>
            <text:p text:style-name="P28"><text:span text:style-name="T10"><text:s/></text:span><text:span text:style-name="T10">var expression = arguments[1];</text:span></text:p>
            <text:p text:style-name="P28"><text:span text:style-name="T10"><text:s/></text:span><text:span text:style-name="T10">return angular.element(element).scope().$eval(expression);</text:span></text:p>
          </draw:text-box>
        </draw:frame>
        <draw:frame draw:style-name="gr22" draw:text-style-name="P23" draw:layer="layout" svg:width="18.6cm" svg:height="0.763cm" svg:x="2.6cm" svg:y="16.8cm">
          <draw:text-box>
            <text:p><text:span text:style-name="T8">https://github.com/angular/protractor/blob/master/lib/clientsidescripts.js#L623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ean" presentation:presentation-page-layout-name="AL4T1">
        <office:forms form:automatic-focus="false" form:apply-design-mode="false"/>
        <draw:frame presentation:style-name="pr5" draw:layer="layout" svg:width="26.48cm" svg:height="3.239cm" svg:x="1.72cm" svg:y="0.773cm" presentation:class="title">
          <draw:text-box>
            <text:p>Clientsidescripts.js</text:p>
          </draw:text-box>
        </draw:frame>
        <draw:frame presentation:style-name="pr10" draw:text-style-name="P29" draw:layer="layout" svg:width="25.68cm" svg:height="11cm" svg:x="1.72cm" svg:y="5.2cm" presentation:class="outline" presentation:user-transformed="true">
          <draw:text-box>
            <text:p text:style-name="P28"><text:span text:style-name="T10">var findBindings = function(binding, exactMatch, using, rootSelector) {</text:span></text:p>
            <text:p text:style-name="P28"><text:span text:style-name="T10"><text:s text:c="4"/></text:span><text:span text:style-name="T10">var root = document.querySelector(rootSelector || </text:span><text:span text:style-name="T11">'body'</text:span><text:span text:style-name="T10">);</text:span></text:p>
            <text:p text:style-name="P28"><text:span text:style-name="T10"><text:s text:c="4"/></text:span><text:span text:style-name="T10">using = using || document;</text:span></text:p>
            <text:p text:style-name="P28"><text:span text:style-name="T10"><text:s text:c="4"/></text:span><text:span text:style-name="T10">... </text:span></text:p>
            <text:p text:style-name="P28"><text:span text:style-name="T10"><text:s text:c="4"/></text:span><text:span text:style-name="T10">var bindings = using.getElementsByClassName(</text:span><text:span text:style-name="T11">'ng-binding'</text:span><text:span text:style-name="T10">);</text:span></text:p>
            <text:p text:style-name="P28"><text:span text:style-name="T10"><text:s text:c="4"/></text:span><text:span text:style-name="T10">var </text:span><text:span text:style-name="T11">matches</text:span><text:span text:style-name="T10"> = [];</text:span></text:p>
            <text:p text:style-name="P28"><text:span text:style-name="T10"><text:s text:c="4"/></text:span><text:span text:style-name="T10">for (var i = 0; i &lt; bindings.length; ++i) {</text:span></text:p>
            <text:p text:style-name="P28"><text:span text:style-name="T10"><text:s text:c="8"/></text:span><text:span text:style-name="T10">var dataBinding = angular.element(bindings[i]).data(</text:span><text:span text:style-name="T11">'$binding'</text:span><text:span text:style-name="T10">);</text:span></text:p>
            <text:p text:style-name="P28"><text:span text:style-name="T10">...</text:span></text:p>
            <text:p text:style-name="P28"><text:span text:style-name="T10"><text:s text:c="12"/></text:span><text:span text:style-name="T10">var bindingName = dataBinding.exp || dataBinding[0].exp || dataBinding;</text:span></text:p>
            <text:p text:style-name="P28"><text:span text:style-name="T10">matches.push(bindings[i]);</text:span><text:span text:style-name="T10"><text:line-break/></text:span><text:span text:style-name="T10"><text:line-break/></text:span><text:span text:style-name="T10">...</text:span></text:p>
            <text:p text:style-name="P28"><text:span text:style-name="T10">return matches; /* Return the whole array for webdriver.findElements. */</text:span></text:p>
            <text:p text:style-name="P28"><text:span text:style-name="T10">};</text:span></text:p>
          </draw:text-box>
        </draw:frame>
        <draw:frame draw:style-name="gr22" draw:text-style-name="P23" draw:layer="layout" svg:width="18.2cm" svg:height="0.763cm" svg:x="2.6cm" svg:y="16.6cm">
          <draw:text-box>
            <text:p><text:span text:style-name="T8">https://github.com/angular/protractor/blob/master/lib/clientsidescripts.js#L115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ean" presentation:presentation-page-layout-name="AL4T1">
        <office:forms form:automatic-focus="false" form:apply-design-mode="false"/>
        <draw:frame presentation:style-name="pr5" draw:layer="layout" svg:width="26.48cm" svg:height="3.239cm" svg:x="1.72cm" svg:y="0.773cm" presentation:class="title">
          <draw:text-box>
            <text:p>Invocation </text:p>
          </draw:text-box>
        </draw:frame>
        <draw:frame presentation:style-name="pr10" draw:text-style-name="P31" draw:layer="layout" svg:width="25.68cm" svg:height="11cm" svg:x="1.72cm" svg:y="5.2cm" presentation:class="outline">
          <draw:text-box>
            <text:p text:style-name="P30"><text:span text:style-name="T12"/></text:p>
            <text:p text:style-name="P30"><text:span text:style-name="T12">public final class JavaScriptBy extends By {</text:span></text:p>
            <text:p text:style-name="P30"><text:span text:style-name="T12"><text:s text:c="2"/></text:span><text:span text:style-name="T12">public List&lt;WebElement&gt; findElements(final SearchContext </text:span><text:span text:style-name="T13">context</text:span><text:span text:style-name="T12">) {</text:span></text:p>
            <text:p text:style-name="P30"><text:span text:style-name="T12"><text:s text:c="4"/></text:span><text:span text:style-name="T12">final Object[] </text:span><text:span text:style-name="T13">scriptargs</text:span><text:span text:style-name="T12"> = new Object[this.</text:span><text:span text:style-name="T13">args</text:span><text:span text:style-name="T12">.length + 1];</text:span></text:p>
            <text:p text:style-name="P30"><text:span text:style-name="T12"><text:s text:c="4"/></text:span><text:span text:style-name="T12">scriptargs[0] = this.</text:span><text:span text:style-name="T13">root</text:span><text:span text:style-name="T12">;</text:span></text:p>
            <text:p text:style-name="P30"><text:span text:style-name="T12"><text:s text:c="4"/></text:span><text:span text:style-name="T12">System.arraycopy(this.</text:span><text:span text:style-name="T13">args</text:span><text:span text:style-name="T12">, 0, </text:span><text:span text:style-name="T13">scriptargs</text:span><text:span text:style-name="T12">, 1, this.</text:span><text:span text:style-name="T13">args</text:span><text:span text:style-name="T12">.length);</text:span></text:p>
            <text:p text:style-name="P30"><text:span text:style-name="T12"><text:s text:c="4"/></text:span><text:span text:style-name="T12">return this.elements(</text:span><text:span text:style-name="T13">context</text:span><text:span text:style-name="T12">, </text:span><text:span text:style-name="T13">scriptargs</text:span><text:span text:style-name="T12">);</text:span></text:p>
            <text:p text:style-name="P30"><text:span text:style-name="T12"><text:s text:c="2"/></text:span><text:span text:style-name="T12">}</text:span></text:p>
            <text:p text:style-name="P30"><text:span text:style-name="T12">private List&lt;WebElement&gt; elements( final SearchContext </text:span><text:span text:style-name="T13">context</text:span><text:span text:style-name="T12">,final Object[] </text:span><text:span text:style-name="T13">args</text:span><text:span text:style-name="T12">) {</text:span></text:p>
            <text:p text:style-name="P30"><text:span text:style-name="T12"><text:s text:c="4"/></text:span><text:span text:style-name="T12">List&lt;WebElement&gt; </text:span><text:span text:style-name="T13">elements</text:span><text:span text:style-name="T12"> = (List&lt;WebElement&gt;) this.executor(</text:span><text:span text:style-name="T13">context</text:span><text:span text:style-name="T12">)</text:span></text:p>
            <text:p text:style-name="P30"><text:span text:style-name="T12"><text:s text:c="6"/></text:span><text:span text:style-name="T12">.executeScript(this.script.content(), </text:span><text:span text:style-name="T13">args</text:span><text:span text:style-name="T12">);</text:span></text:p>
            <text:p text:style-name="P30"><text:span text:style-name="T12"><text:s text:c="4"/></text:span><text:span text:style-name="T12">return (</text:span><text:span text:style-name="T13">elements</text:span><text:span text:style-name="T12"> == null) ? new ArrayList&lt;WebElement&gt;() : </text:span><text:span text:style-name="T14">elements</text:span><text:span text:style-name="T12">;</text:span></text:p>
            <text:p text:style-name="P30"><text:span text:style-name="T12"><text:s text:c="2"/></text:span><text:span text:style-name="T12">}</text:span></text:p>
            <text:p text:style-name="P30"><text:span text:style-name="T12">}</text:span></text:p>
          </draw:text-box>
        </draw:frame>
        <draw:frame draw:style-name="gr22" draw:text-style-name="P23" draw:layer="layout" svg:width="21cm" svg:height="0.763cm" svg:x="1cm" svg:y="17.4cm">
          <draw:text-box>
            <text:p><text:span text:style-name="T8">https://github.com/sergueik/jProtractor/blob/master/src/main/java/com/jprotractor/JavaScriptBy.java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ean" presentation:presentation-page-layout-name="AL4T1">
        <office:forms form:automatic-focus="false" form:apply-design-mode="false"/>
        <draw:frame presentation:style-name="pr5" draw:layer="layout" svg:width="26.48cm" svg:height="3.239cm" svg:x="1.72cm" svg:y="0.773cm" presentation:class="title">
          <draw:text-box>
            <text:p>Invocation, contd.</text:p>
          </draw:text-box>
        </draw:frame>
        <draw:frame presentation:style-name="pr10" draw:text-style-name="P33" draw:layer="layout" svg:width="25.68cm" svg:height="14.6cm" svg:x="1.72cm" svg:y="5.2cm" presentation:class="outline" presentation:user-transformed="true">
          <draw:text-box>
            <text:p text:style-name="P32"><text:span text:style-name="T15">public static By model(final String </text:span><text:span text:style-name="T16">model</text:span><text:span text:style-name="T15">) {</text:span></text:p>
            <text:p text:style-name="P32"><text:span text:style-name="T15"><text:s text:c="2"/></text:span><text:span text:style-name="T15">return new JavaScriptBy(new FindModel(), </text:span><text:span text:style-name="T16">model</text:span><text:span text:style-name="T15">);</text:span></text:p>
            <text:p text:style-name="P32"><text:span text:style-name="T15">}</text:span></text:p>
            <text:p text:style-name="P32"><text:span text:style-name="T15">public final class FindModel implements Script {</text:span></text:p>
            <text:p text:style-name="P32"><text:span text:style-name="T15"><text:s text:c="4"/></text:span><text:span text:style-name="T15">public String content() {</text:span></text:p>
            <text:p text:style-name="P32"><text:span text:style-name="T15"><text:s text:c="8"/></text:span><text:span text:style-name="T15">return new Loader(</text:span><text:span text:style-name="T17">"model"</text:span><text:span text:style-name="T15">).content();</text:span></text:p>
            <text:p text:style-name="P32"><text:span text:style-name="T15"><text:s text:c="4"/></text:span><text:span text:style-name="T15">}</text:span></text:p>
            <text:p text:style-name="P32"><text:span text:style-name="T15">}</text:span></text:p>
            <text:p text:style-name="P32"><text:span text:style-name="T15">final class Loader {</text:span></text:p>
            <text:p text:style-name="P32"><text:span text:style-name="T15"><text:s text:c="4"/></text:span><text:span text:style-name="T15">Loader(final String </text:span><text:span text:style-name="T16">file</text:span><text:span text:style-name="T15">) {</text:span></text:p>
            <text:p text:style-name="P32"><text:span text:style-name="T15"><text:s text:c="8"/></text:span><text:span text:style-name="T15">this.</text:span><text:span text:style-name="T16">filename</text:span><text:span text:style-name="T15"> = file + </text:span><text:span text:style-name="T17">".js"</text:span><text:span text:style-name="T15">;</text:span></text:p>
            <text:p text:style-name="P32"><text:span text:style-name="T15"><text:s text:c="4"/></text:span><text:span text:style-name="T15">}</text:span></text:p>
            <text:p text:style-name="P32"><text:span text:style-name="T15"><text:s text:c="4"/></text:span><text:span text:style-name="T15">String content() {</text:span></text:p>
            <text:p text:style-name="P32"><text:span text:style-name="T15"><text:s text:c="6"/></text:span><text:span text:style-name="T15">final InputStream </text:span><text:span text:style-name="T16">stream</text:span><text:span text:style-name="T15"> = Loader.class.getClassLoader().getResourceAsStream(this.filename);</text:span></text:p>
            <text:p text:style-name="P32"><text:span text:style-name="T15"><text:s text:c="6"/></text:span><text:span text:style-name="T15">Final byte[] </text:span><text:span text:style-name="T16">bytes</text:span><text:span text:style-name="T15"> = new byte[stream.available()];</text:span></text:p>
            <text:p text:style-name="P32"><text:span text:style-name="T15"><text:s text:c="6"/></text:span><text:span text:style-name="T15">Stream.read(</text:span><text:span text:style-name="T16">bytes</text:span><text:span text:style-name="T15">);</text:span></text:p>
            <text:p text:style-name="P32"><text:span text:style-name="T15"><text:s text:c="6"/></text:span><text:span text:style-name="T15">return new String(</text:span><text:span text:style-name="T16">bytes</text:span><text:span text:style-name="T15">, </text:span><text:span text:style-name="T18">"UTF-8"</text:span><text:span text:style-name="T15">);</text:span></text:p>
            <text:p text:style-name="P32"><text:span text:style-name="T15">}</text:span></text:p>
            <text:p text:style-name="P32"><text:span text:style-name="T15"/></text:p>
          </draw:text-box>
        </draw:frame>
        <draw:frame draw:style-name="gr22" draw:text-style-name="P23" draw:layer="layout" svg:width="20.6cm" svg:height="0.763cm" svg:x="4cm" svg:y="18.6cm">
          <draw:text-box>
            <text:p><text:span text:style-name="T8">https://github.com/sergueik/jProtractor/tree/master/src/main/java/com/jprotractor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ean" presentation:presentation-page-layout-name="AL5T14">
        <office:forms form:automatic-focus="false" form:apply-design-mode="false"/>
        <draw:frame presentation:style-name="pr5" draw:layer="layout" svg:width="26.48cm" svg:height="3.239cm" svg:x="1.72cm" svg:y="0.773cm" presentation:class="title">
          <draw:text-box>
            <text:p>Convenience</text:p>
          </draw:text-box>
        </draw:frame>
        <draw:frame presentation:style-name="pr11" draw:text-style-name="P37" draw:layer="layout" svg:width="25.68cm" svg:height="6.2cm" svg:x="1.72cm" svg:y="5.8cm" presentation:class="outline" presentation:user-transformed="true">
          <draw:text-box>
            <text:p text:style-name="P34"><text:span text:style-name="T19"/></text:p>
            <text:p text:style-name="P35"><text:span text:style-name="T19">WebElement </text:span><text:span text:style-name="T20">element</text:span><text:span text:style-name="T19"> = </text:span><text:span text:style-name="T20">driver</text:span><text:span text:style-name="T19">.findElement(By.xpath(</text:span><text:span text:style-name="T21">"html/body/div[13]/ul/li[4]/a"</text:span><text:span text:style-name="T19">));</text:span></text:p>
            <text:p text:style-name="P35"><text:span text:style-name="T19">WebElement </text:span><text:span text:style-name="T20">element</text:span><text:span text:style-name="T19"> = </text:span><text:span text:style-name="T20">driver</text:span><text:span text:style-name="T19">.findElement(By.cssSelector(</text:span><text:span text:style-name="T21">"div#ud-root div#outer div.panel div.slogan div.kid"</text:span><text:span text:style-name="T19">));</text:span></text:p>
            <text:p text:style-name="P35"><text:span text:style-name="T19">String </text:span><text:span text:style-name="T20">script</text:span><text:span text:style-name="T19"> = </text:span><text:span text:style-name="T21">"var e = angular.element(arguments[0]); var f = e.scope().myFile; return f.some_property"</text:span><text:span text:style-name="T19">;</text:span></text:p>
            <text:p text:style-name="P35"><text:span text:style-name="T19">Object </text:span><text:span text:style-name="T20">result</text:span><text:span text:style-name="T19"> = </text:span><text:span text:style-name="T20">driver</text:span><text:span text:style-name="T19">.executeScript(</text:span><text:span text:style-name="T20">script</text:span><text:span text:style-name="T19">,</text:span><text:span text:style-name="T20">element</text:span><text:span text:style-name="T19">);</text:span></text:p>
            <text:list text:style-name="L3">
              <text:list-header>
                <text:p text:style-name="P36"><text:span text:style-name="T19"/></text:p>
              </text:list-header>
            </text:list>
          </draw:text-box>
        </draw:frame>
        <draw:frame presentation:style-name="pr6" draw:text-style-name="P37" draw:layer="layout" svg:width="25.68cm" svg:height="5.4cm" svg:x="1.72cm" svg:y="13cm" presentation:class="outline" presentation:user-transformed="true">
          <draw:text-box>
            <text:p text:style-name="P38"><text:span text:style-name="T19">List&lt;WebElement&gt; </text:span><text:span text:style-name="T20">customers</text:span><text:span text:style-name="T19"> = </text:span><text:span text:style-name="T22">ngDriver</text:span><text:span text:style-name="T19">.findElements(NgBy.repeater(</text:span><text:span text:style-name="T21">"cust in Customers"</text:span><text:span text:style-name="T19">));</text:span></text:p>
            <text:p text:style-name="P38"><text:span text:style-name="T19">WebElement </text:span><text:span text:style-name="T20">customerName</text:span><text:span text:style-name="T19"> = </text:span><text:span text:style-name="T20">customer</text:span><text:span text:style-name="T19">.findElement(NgBy.binding(</text:span><text:span text:style-name="T21">"Name"</text:span><text:span text:style-name="T19">));</text:span></text:p>
            <text:p text:style-name="P38"><text:span text:style-name="T19">Object </text:span><text:span text:style-name="T20">personCountry</text:span><text:span text:style-name="T19"> = </text:span><text:span text:style-name="T20">customer</text:span><text:span text:style-name="T19">.evaluate(</text:span><text:span text:style-name="T21">"customer.Country"</text:span><text:span text:style-name="T19">);</text:span></text:p>
            <text:p text:style-name="P39"><text:span text:style-name="T23">NgWebElement </text:span><text:span text:style-name="T24">selectedCar</text:span><text:span text:style-name="T23"> = </text:span><text:span text:style-name="T25">ngDriver</text:span><text:span text:style-name="T23">.findElement(NgBy.</text:span><text:span text:style-name="T26">model(</text:span><text:span text:style-name="T27">"selectedCar"</text:span><text:span text:style-name="T26">));</text:span></text:p>
            <text:p text:style-name="P38"><text:span text:style-name="T19"/></text:p>
            <text:p text:style-name="P38"><text:span text:style-name="T19"/></text:p>
            <text:p text:style-name="P37"><text:span text:style-name="T19"/></text:p>
            <text:p text:style-name="P37"><text:span text:style-name="T19"/></text:p>
          </draw:text-box>
        </draw:frame>
        <draw:frame draw:style-name="gr31" draw:text-style-name="P13" draw:layer="layout" svg:width="0.502cm" svg:height="1.673cm" svg:x="26cm" svg:y="8.2cm">
          <draw:text-box>
            <text:p/>
            <text:p/>
          </draw:text-box>
        </draw:frame>
        <draw:frame draw:style-name="gr31" draw:text-style-name="P13" draw:layer="layout" svg:width="0.502cm" svg:height="1.673cm" svg:x="7.8cm" svg:y="12.4cm">
          <draw:text-box>
            <text:p/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ean" presentation:presentation-page-layout-name="AL2T3">
        <office:forms form:automatic-focus="false" form:apply-design-mode="false"/>
        <draw:frame presentation:style-name="pr3" draw:layer="layout" svg:width="26.48cm" svg:height="3.239cm" svg:x="1.72cm" svg:y="0.773cm" presentation:class="title">
          <draw:text-box>
            <text:p>Questions?</text:p>
          </draw:text-box>
        </draw:frame>
        <draw:frame draw:style-name="gr32" draw:text-style-name="P41" draw:layer="layout" svg:width="25.6cm" svg:height="0.878cm" svg:x="1.8cm" svg:y="6.4cm">
          <draw:text-box>
            <text:p text:style-name="P40"><text:span text:style-name="T28">http://www.codeproject.com/Articles/1066968/Developing-Protractor-tests-in-Csharp-or-Java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Mangal2" svg:font-family="Mangal"/>
    <style:font-face style:name="Lucida Console1" svg:font-family="'Lucida Console'" style:font-family-generic="modern" style:font-pitch="fixed"/>
    <style:font-face style:name="Consolas" svg:font-family="Consolas" style:font-family-generic="swiss" style:font-pitch="fixed"/>
    <style:font-face style:name="Calibri" svg:font-family="Calibri" style:font-pitch="variable"/>
    <style:font-face style:name="Liberation Sans1" svg:font-family="'Liberation Sans'" style:font-pitch="variable"/>
    <style:font-face style:name="Mangal1" svg:font-family="Mangal" style:font-pitch="variable"/>
    <style:font-face style:name="Liberation Sans3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RW Gothic L" svg:font-family="'URW Gothic L'" style:font-family-generic="roman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RW Gothic L1" svg:font-family="'URW Gothic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Mangal1" style:font-family-asian="Mangal" style:font-pitch-asian="variable" style:font-size-asian="12pt" style:language-asian="hi" style:country-asian="IN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2" style:font-family-asian="Mangal"/>
    </style:style>
    <style:style style:name="Caption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Mangal2" style:font-family-asian="Mangal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Clean-background" style:family="presentation">
      <style:graphic-properties draw:stroke="none" draw:fill="none"/>
      <style:text-properties style:letter-kerning="true"/>
    </style:style>
    <style:style style:name="Cle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lea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lean-outline1" style:family="presentation">
      <style:graphic-properties draw:stroke="none" draw:fill="none" draw:auto-grow-height="false" draw:fit-to-size="shrink-to-fit">
        <text:list-style style:name="Cle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1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6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ean-outline2" style:family="presentation" style:parent-style-name="Clean-outline1">
      <style:paragraph-properties fo:margin-left="0cm" fo:margin-right="0cm" fo:margin-top="0cm" fo:margin-bottom="0.369cm" fo:text-indent="0cm"/>
      <style:text-properties fo:font-size="25.7999992370605pt" style:font-size-asian="28pt" style:font-size-complex="28pt"/>
    </style:style>
    <style:style style:name="Clean-outline3" style:family="presentation" style:parent-style-name="Clean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Clean-outline4" style:family="presentation" style:parent-style-name="Clean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Clean-outline5" style:family="presentation" style:parent-style-name="Clean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Clean-outline6" style:family="presentation" style:parent-style-name="Clean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Clean-outline7" style:family="presentation" style:parent-style-name="Clean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Clean-outline8" style:family="presentation" style:parent-style-name="Clean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Clean-outline9" style:family="presentation" style:parent-style-name="Clean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Clean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11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Cle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5%" fo:text-align="center" fo:text-indent="0.254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2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family-asian="'WenQuanYi Micro Hei'" style:font-family-generic-asian="system" style:font-pitch-asian="variable" style:font-size-asian="24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lean-title" style:family="presentation">
      <style:graphic-properties draw:stroke="none" draw:fill="none" draw:textarea-vertical-align="middle">
        <text:list-style style:name="Cle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RW Gothic L1" fo:font-family="'URW Gothic L'" style:font-family-generic="swiss" style:font-pitch="variable" fo:font-size="40.5999984741211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4cm" fo:page-height="19.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ean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ean-backgroundobjects">
      <style:graphic-properties draw:stroke="none" draw:fill="none" draw:fill-color="#ffffff" draw:auto-grow-height="false" fo:min-height="1.485cm"/>
    </style:style>
    <style:style style:name="Mpr3" style:family="presentation" style:parent-style-name="Clea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38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74cm" svg:x="1cm" svg:y="3.735cm"/>
      <draw:page-thumbnail draw:layer="backgroundobjects" svg:width="8.999cm" svg:height="5.074cm" svg:x="1cm" svg:y="12.311cm"/>
      <draw:page-thumbnail draw:layer="backgroundobjects" svg:width="8.999cm" svg:height="5.074cm" svg:x="1cm" svg:y="20.887cm"/>
      <draw:page-thumbnail draw:layer="backgroundobjects" svg:width="8.999cm" svg:height="5.074cm" svg:x="11cm" svg:y="3.735cm"/>
      <draw:page-thumbnail draw:layer="backgroundobjects" svg:width="8.999cm" svg:height="5.074cm" svg:x="11cm" svg:y="12.311cm"/>
      <draw:page-thumbnail draw:layer="backgroundobjects" svg:width="8.999cm" svg:height="5.074cm" svg:x="11cm" svg:y="20.887cm"/>
    </style:handout-master>
    <style:master-page style:name="Clean" style:page-layout-name="PM1" draw:style-name="Mdp1">
      <draw:frame draw:style-name="Mgr3" draw:text-style-name="MP5" draw:layer="backgroundobjects" svg:width="16.253cm" svg:height="9.142cm" svg:x="18.147cm" svg:y="10.258cm">
        <draw:image xlink:href="Pictures/10000000000003C00000021C711DDF77ECB02AFD.png" xlink:type="simple" xlink:show="embed" xlink:actuate="onLoad">
          <text:p/>
        </draw:image>
      </draw:frame>
      <draw:frame draw:style-name="Mgr4" draw:text-style-name="MP5" draw:layer="backgroundobjects" svg:width="29cm" svg:height="4.464cm" svg:x="-0.4cm" svg:y="0.336cm">
        <draw:image xlink:href="Pictures/1000020100000520000000CA09EE8A9230B2CDFA.png" xlink:type="simple" xlink:show="embed" xlink:actuate="onLoad">
          <text:p/>
        </draw:image>
      </draw:frame>
      <draw:frame presentation:style-name="Clean-title" draw:layer="backgroundobjects" svg:width="26.48cm" svg:height="3.239cm" svg:x="1.72cm" svg:y="0.773cm" presentation:class="title" presentation:placeholder="true">
        <draw:text-box/>
      </draw:frame>
      <draw:frame presentation:style-name="Clean-outline1" draw:layer="backgroundobjects" svg:width="25.68cm" svg:height="11cm" svg:x="1.72cm" svg:y="5.2cm" presentation:class="outline" presentation:placeholder="true">
        <draw:text-box/>
      </draw:frame>
      <draw:frame presentation:style-name="Mpr1" draw:text-style-name="MP2" draw:layer="backgroundobjects" svg:width="8.014cm" svg:height="1.338cm" svg:x="1.72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10.904cm" svg:height="1.338cm" svg:x="11.764cm" svg:y="17.673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8.014cm" svg:height="1.338cm" svg:x="24.663cm" svg:y="17.67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Clean-title" draw:layer="backgroundobjects" svg:width="14.848cm" svg:height="11.135cm" svg:x="3.075cm" svg:y="2.257cm" presentation:class="page"/>
        <draw:frame presentation:style-name="Clea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outline1" draw:layer="backgroundobjects" svg:width="30.271cm" svg:height="11.25cm" svg:x="1.8cm" svg:y="12.55cm" presentation:class="outline" presentation:placeholder="true">
        <draw:text-box/>
      </draw:frame>
      <draw:frame presentation:style-name="Mpr4" draw:text-style-name="MP2" draw:layer="backgroundobjects" svg:width="8.014cm" svg:height="1.337cm" svg:x="1.72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10.903cm" svg:height="1.337cm" svg:x="11.764cm" svg:y="17.673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8.014cm" svg:height="1.337cm" svg:x="24.664cm" svg:y="17.673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5" draw:layer="backgroundobjects" svg:width="29cm" svg:height="4.464cm" svg:x="2.4cm" svg:y="7.468cm">
        <draw:image xlink:href="Pictures/1000020100000520000000CA09EE8A9230B2CDFA.png" xlink:type="simple" xlink:show="embed" xlink:actuate="onLoad">
          <text:p/>
        </draw:image>
      </draw:frame>
      <draw:frame presentation:style-name="Default-title" draw:layer="backgroundobjects" svg:width="27.8cm" svg:height="3.6cm" svg:x="3cm" svg:y="7.8cm" presentation:class="title" presentation:placeholder="true">
        <draw:text-box/>
      </draw:frame>
      <presentation:notes style:page-layout-name="PM0">
        <draw:page-thumbnail presentation:style-name="Default-title" draw:layer="backgroundobjects" svg:width="0.001cm" svg:height="0.001cm" svg:x="0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3T13:18:56.994000000</meta:creation-date>
    <meta:editing-duration>PT4H6M44S</meta:editing-duration>
    <meta:editing-cycles>32</meta:editing-cycles>
    <meta:generator>LibreOffice/5.1.3.2$Windows_x86 LibreOffice_project/644e4637d1d8544fd9f56425bd6cec110e49301b</meta:generator>
    <dc:date>2016-05-23T21:26:22.138000000</dc:date>
    <meta:document-statistic meta:object-count="140"/>
  </office:meta>
</office:document-meta>
</file>